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/>
    </style:style>
    <style:style style:name="T1" style:family="text">
      <style:text-properties fo:color="#00a65d"/>
    </style:style>
    <style:style style:name="T2" style:family="text">
      <style:text-properties fo:color="#5c2d91"/>
    </style:style>
    <style:style style:name="T3" style:family="text">
      <style:text-properties fo:color="#5c2d91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ed1c24"/>
    </style:style>
    <style:style style:name="T6" style:family="text">
      <style:text-properties fo:color="#72bf44"/>
    </style:style>
    <style:style style:name="T7" style:family="text">
      <style:text-properties fo:color="#00a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2021201020112001210210122012</text:p>
      <text:p text:style-name="P1">0120–2--202--1--212--2--1201--2--010--1--020--0--11--0--2--0--00--0--121--2--2102--3--1021--3--0210--2--101--0--22--1--2012</text:p>
      <text:p text:style-name="P1">012021201020121021012201120021</text:p>
      <text:p text:style-name="P1">0120--2--202--1--212--2--1201--2--010--1--020--2--2012--2--121--2--2102--3--1021--3--0210--2--101--0--22--0--0--0--11--0--2--0--00--0--2--0--1</text:p>
      <text:p text:style-name="P1">012021201020121021012201120012</text:p>
      <text:p text:style-name="P1">012021201020121021012201120021</text:p>
      <text:p text:style-name="P1"><text:span text:style-name="T5">0120--2--202--1--212--2--1201--2--010</text:span><text:span text:style-name="T4">--1--</text:span><text:span text:style-name="T3">020--2--2012--2--121--2--2102--3--1021</text:span>--3--<text:span text:style-name="T7">020--2--2012--2--121--2--2102--3--1021</text:span>--0--2--0--1</text:p>
      <text:p text:style-name="P1">012021201020121021012201120012</text:p>
      <text:p text:style-name="P1"><text:span text:style-name="T5">0120--2--202--1--212--2--1201--2--010</text:span>--1--<text:span text:style-name="T2">020--2--2012--2--121--2--2102--3--1021</text:span>--3--<text:span text:style-name="T7">020--2--2012--2--121--2--2102--3--1021</text:span>--0--1--0--2</text:p>
      <text:p text:style-name="P1">012021201021012102012201120021</text:p>
      <text:p text:style-name="P1"><text:span text:style-name="T5">0120--2--202--1--212--2--1201--2--010</text:span>--2--<text:span text:style-name="T1">1021--3--0210--2--101--1--121--2--2102</text:span>--2--<text:span text:style-name="T6">020--2--2012--1--22--0--0--0--11--0--2--0--00</text:span>--0--2--0--1</text:p>
      <text:p text:style-name="P1">012021201021012102012201120012</text:p>
      <text:p text:style-name="P1"><text:span text:style-name="T5">0120--2--202--1--212--2--1201--2--010</text:span>--2--<text:span text:style-name="T1">1021--3--0210--2--101--1--121--2--2102</text:span>--2--<text:span text:style-name="T6">020--2--2012--1--22--0--0--0--11--0--2--0--00</text:span>--0--1--0--2</text:p>
      <text:p text:style-name="P1">012021201021012201210201120021</text:p>
      <text:p text:style-name="P1"><text:span text:style-name="T5">0120--2--202--1--212--2--1201--2--010</text:span>--2--1021--3--0210--2--101--0--22--1--2012--2--121--2--2102--2--020--0--11--0--2--0--00--0--2--0--1</text:p>
      <text:p text:style-name="P1">012021201021012201210201120012</text:p>
      <text:p text:style-name="P1"><text:span text:style-name="T5">0120--2--202--1--212--2--1201--2--010</text:span>--2--1021--3--0210--2--101--0--22--1--2012--2--121--2--2102--2--020--0--11--0--2--0--00--0--1--0--2</text:p>
      <text:p text:style-name="P1">012021201021020121012201120021</text:p>
      <text:p text:style-name="P1"><text:span text:style-name="T5">0120--2--202--1--212--2--1201--2--010</text:span>--2--1021--3--0210--3--2102--2--020--2--2012--2--121--1--101--0--22--0--0--0--11--0--2--0--00--0--2--0--1</text:p>
      <text:p text:style-name="P1">012021201021020121012201120012</text:p>
      <text:p text:style-name="P1"><text:span text:style-name="T5">0120--2--202--1--212--2--1201--2--010</text:span>--2--1021--3--0210--3--2102--2--020--2--2012--2--121--1--101--0--22--0--0--0--11--0--2--0--00--0--1--0--2</text:p>
      <text:p text:style-name="P1">012021201220102101210201120021</text:p>
      <text:p text:style-name="P1">0120--2--202--1--212--2--1201--3--2012--1--22--0--010--2--<text:span text:style-name="T1">1021--3--0210--2--101--1--121--2--2102</text:span>--2--020--0--11--0--2--0--00--0--2--0--1</text:p>
      <text:p text:style-name="P1">012021201220102101210201120012</text:p>
      <text:p text:style-name="P1">0120--2--202--1--212--2--1201--3--2012--1--22--0--010--2--<text:span text:style-name="T1">1021--3--0210--2--101--1--121--2--2102</text:span>--2--020--0--11--0--2--0--00--0--1--0--2</text:p>
      <text:p text:style-name="P1">012021201210201021012201120021</text:p>
      <text:p text:style-name="P1">0120--2--202--1--212--2--1201--3--2012--2--121--2--2102--2--020--1--010--2--1021--3--<text:span text:style-name="T7">020--2--2012--2--121--2--2102--3--1021</text:span>--0--2--0--1</text:p>
      <text:p text:style-name="P1">012021201210201021012201120012</text:p>
      <text:p text:style-name="P1">0120--2--202--1--212--2--1201--3--2012--2--121--2--2102--2--020--1--010--2--1021--3--<text:span text:style-name="T7">020--2--2012--2--121--2--2102--3--1021</text:span>--0--1--0--2</text:p>
      <text:p text:style-name="P1">012021201210210122010201120021</text:p>
      <text:p text:style-name="P1">0120--2--202--1--212--2--1201--3--2012--2--121--2--2102--3--1021--3--0210--2--101--0--22--0--010--1--020--0--11--0--2--0--00--0--2--0--1</text:p>
      <text:p text:style-name="P1">012021201210210122010201120012</text:p>
      <text:p text:style-name="P1">0120--2--202--1--212--2--1201--3--2012--2--121--2--2102--3--1021--3--0210--2--101--0--22--0--010--1--020--0--11--0--2--0--00--0--1--0--2</text:p>
      <text:p text:style-name="P1">012021201210122010210201120021</text:p>
      <text:p text:style-name="P1">0120--2--202--1--212--2--1201--3--2012--2--121--1--101--0--22--0--010--2--1021--3--0210--3--2102--2--020--0--11--0--2--0--00--0--2--0--1</text:p>
      <text:p text:style-name="P1"><text:soft-page-break/>012021201210122010210201120012</text:p>
      <text:p text:style-name="P1">0120--2--202--1--212--2--1201--3--2012--2--121--1--101--0--22--0--010--2--1021--3--0210--3--2102--2--020--0--11--0--2--0--00--0--1--0--2</text:p>
      <text:p text:style-name="P1">012021012102120122010201120021</text:p>
      <text:p text:style-name="P1">0120--2--202--2--0210--2--101--1--121--2--2102--3--1021--2--212--2--1201--3--2012--1--22--0--010--1--020--0--11--0--2--0--00--0--2--0--1</text:p>
      <text:p text:style-name="P1">012021012102120122010201120012</text:p>
      <text:p text:style-name="P1">0120--2--202--2--0210--2--101--1--121--2--2102--3--1021--2--212--2--1201--3--2012--1--22--0--010--1--020--0--11--0--2--0--00--0--1--0--2</text:p>
      <text:p text:style-name="P1">012021012102120102012201120021</text:p>
      <text:p text:style-name="P1">0120--2--202--2--0210--2--101--1--121--2--2102--3--1021--2--212--2--1201--2--010--1--<text:span text:style-name="T6">020--2--2012--1--22--0--0--0--11--0--2--0--00</text:span>--0--2--0--1</text:p>
      <text:p text:style-name="P1">012021012102120102012201120012</text:p>
      <text:p text:style-name="P1">0120--2--202--2--0210--2--101--1--121--2--2102--3--1021--2--212--2--1201--2--010--1--<text:span text:style-name="T6">020--2--2012--1--22--0--0--0--11--0--2--0--00</text:span>--0--1--0--2</text:p>
      <text:p text:style-name="P1">012021012102012201120102120021</text:p>
      <text:p text:style-name="P1">0120--2--202--2--0210--2--101--1--121--2--2102--2--020--2--2012--1--22--0--0--0--11--1--1201--2--010--2--1021--2--212--0--00--0--2--0--1</text:p>
      <text:p text:style-name="P1">012021012102012201120102120012</text:p>
      <text:p text:style-name="P1">0120--2--202--2--0210--2--101--1--121--2--2102--2--020--2--2012--1--22--0--0--0--11--1--1201--2--010--2--1021--2--212--0--00--0--1--0--2</text:p>
      <text:p text:style-name="P1">012021012102012201021201120021</text:p>
      <text:p text:style-name="P1">0120--2--202--2--0210--2--101--1--121--2--2102--2--020--2--2012--1--22--0--010--2--1021--2--212--2--1201--1--11--0--2--0--00--0--2--0--1</text:p>
      <text:p text:style-name="P1">012021012102012201021201120012</text:p>
      <text:p text:style-name="P1">0120--2--202--2--0210--2--101--1--121--2--2102--2--020--2--2012--1--22--0--010--2--1021--2--212--2--1201--1--11--0--2--0--00--0--1--0--2</text:p>
      <text:p text:style-name="P1">012021012102011201220102120021</text:p>
      <text:p text:style-name="P1">0120--2--202--2--0210--2--101--1--121--2--2102--2--020--0--11--1--1201--3--2012--1--22--0--010--2--1021--2--212--0--00--0--2--0--1</text:p>
      <text:p text:style-name="P1">012021012102011201220102120012</text:p>
      <text:p text:style-name="P1">0120--2--202--2--0210--2--101--1--121--2--2102--2--020--0--11--1--1201--3--2012--1--22--0--010--2--1021--2--212--0--00--0--1--0--2</text:p>
      <text:p text:style-name="P1">012021012102010212012201120021</text:p>
      <text:p text:style-name="P1">0120--2--202--2--0210--2--101--1--121--2--2102--2--020--1--010--2--1021--2--212--2--1201--3--2012--1--22--0--0--0--11--0--2--0--00--0--2--0--1</text:p>
      <text:p text:style-name="P1">012021012102010212012201120012</text:p>
      <text:p text:style-name="P1">0120--2--202--2--0210--2--101--1--121--2--2102--2--020--1--010--2--1021--2--212--2--1201--3--2012--1--22--0--0--0--11--0--2--0--00--0--1--0--2</text:p>
      <text:p text:style-name="P1">012021012201210212010201120021</text:p>
      <text:p text:style-name="P1">0120--2--202--2--0210--2--101--0--22--1--2012--2--121--2--2102--3--1021--2--212--2--1201--2--010--1--020--0--11--0--2--0--00--0--2--0--1</text:p>
      <text:p text:style-name="P1">012021012201210212010201120012</text:p>
      <text:p text:style-name="P1">0120--2--202--2--0210--2--101--0--22--1--2012--2--121--2--2102--3--1021--2--212--2--1201--2--010--1--020--0--11--0--2--0--00--0--1--0--2</text:p>
      <text:p text:style-name="P1">012021012201210201120102120021</text:p>
      <text:p text:style-name="P1">0120--2--202--2--0210--2--101--0--22--1--2012--2--121--2--2102--2--020--0--11--1--1201--2--010--2--1021--2--212--0--00--0--2--0--1</text:p>
      <text:p text:style-name="P1">012021012201210201120102120012</text:p>
      <text:p text:style-name="P1">0120--2--202--2--0210--2--101--0--22--1--2012--2--121--2--2102--2--020--0--11--1--1201--2--010--2--1021--2--212--0--00--0--1--0--2</text:p>
      <text:p text:style-name="P1">012021012201210201021201120021</text:p>
      <text:p text:style-name="P1"><text:soft-page-break/>0120--2--202--2--0210--2--101--0--22--1--2012--2--121--2--2102--2--020--1--010--2--1021--2--212--2--1201--1--11--0--2--0--00--0--2--0--1</text:p>
      <text:p text:style-name="P1">012021012201210201021201120012</text:p>
      <text:p text:style-name="P1">0120--2--202--2--0210--2--101--0--22--1--2012--2--121--2--2102--2--020--1--010--2--1021--2--212--2--1201--1--11--0--2--0--00--0--1--0--2</text:p>
      <text:p text:style-name="P1">012021012201120121020102120021</text:p>
      <text:p text:style-name="P1">0120--2--202--2--0210--2--101--0--22--0--0--0--11--1--1201--3--2012--2--121--2--2102--2--020--1--010--2--1021--2--212--0--00--0--2--0--1</text:p>
      <text:p text:style-name="P1">012021012201120121020102120012</text:p>
      <text:p text:style-name="P1">0120--2--202--2--0210--2--101--0--22--0--0--0--11--1--1201--3--2012--2--121--2--2102--2--020--1--010--2--1021--2--212--0--00--0--1--0--2</text:p>
      <text:p text:style-name="P1">012021012201120102012102120021</text:p>
      <text:p text:style-name="P1">0120--2--202--2--0210--2--101--0--22--0--0--0--11--1--1201--2--010--1--<text:span text:style-name="T2">020--2--2012--2--121--2--2102--3--1021</text:span>--2--212--0--00--0--2--0--1</text:p>
      <text:p text:style-name="P1">012021012201120102012102120012</text:p>
      <text:p text:style-name="P1">0120--2--202--2--0210--2--101--0--22--0--0--0--11--1--1201--2--010--1--<text:span text:style-name="T2">020--2--2012--2--121--2--2102--3--1021</text:span>--2--212--0--00--0--1--0--2</text:p>
      <text:p text:style-name="P1">012021012201021201210201120021</text:p>
      <text:p text:style-name="P1">0120--2--202--2--0210--2--101--0--22--0--010--2--1021--2--212--2--1201--3--2012--2--121--2--2102--2--020--0--11--0--2--0--00--0--2--0--1</text:p>
      <text:p text:style-name="P1">012021012201021201210201120012</text:p>
      <text:p text:style-name="P1">0120--2--202--2--0210--2--101--0--22--0--010--2--1021--2--212--2--1201--3--2012--2--121--2--2102--2--020--0--11--0--2--0--00--0--1--0--2</text:p>
      <text:p text:style-name="P1">012021012201020121021201120021</text:p>
      <text:p text:style-name="P1">0120--2--202--2--0210--2--101--0--22--0--010--1--<text:span text:style-name="T2">020--2--2012--2--121--2--2102--3--1021</text:span>--2--212--2--1201--1--11--0--2--0--00--0--2--0--1</text:p>
      <text:p text:style-name="P1">012021012201020121021201120012</text:p>
      <text:p text:style-name="P1">0120--2--202--2--0210--2--101--0--22--0--010--1--<text:span text:style-name="T2">020--2--2012--2--121--2--2102--3--1021</text:span>--2--212--2--1201--1--11--0--2--0--00--0--1--0--2</text:p>
      <text:p text:style-name="P1">012021012201020112012102120021</text:p>
      <text:p text:style-name="P1">0120--2--202--2--0210--2--101--0--22--0--010--1--020--0--11--1--1201--3--2012--2--121--2--2102--3--1021--2--212--0--00--0--2--0--1</text:p>
      <text:p text:style-name="P1">012021012201020112012102120012</text:p>
      <text:p text:style-name="P1">0120--2--202--2--0210--2--101--0--22--0--010--1--020--0--11--1--1201--3--2012--2--121--2--2102--3--1021--2--212--0--00--0--1--0--2</text:p>
      <text:p text:style-name="P1">012021021201210122010201120021</text:p>
      <text:p text:style-name="P1">0120--2--202--2--0210--3--2102--3--1021--2--212--2--1201--3--2012--2--121--1--101--0--22--0--010--1--020--0--11--0--2--0--00--0--2--0--1</text:p>
      <text:p text:style-name="P1">012021021201210122010201120012</text:p>
      <text:p text:style-name="P1">0120--2--202--2--0210--3--2102--3--1021--2--212--2--1201--3--2012--2--121--1--101--0--22--0--010--1--020--0--11--0--2--0--00--0--1--0--2</text:p>
      <text:p text:style-name="P1">012021021201020121012201120021</text:p>
      <text:p text:style-name="P1">0120--2--202--2--0210--3--2102--3--1021--2--212--2--1201--2--010--1--020--2--2012--2--121--1--101--0--22--0--0--0--11--0--2--0--00--0--2--0--1</text:p>
      <text:p text:style-name="P1">012021021201020121012201120012</text:p>
      <text:p text:style-name="P1">0120--2--202--2--0210--3--2102--3--1021--2--212--2--1201--2--010--1--020--2--2012--2--121--1--101--0--22--0--0--0--11--0--2--0--00--0--1--0--2</text:p>
      <text:p text:style-name="P1">012021020121012201120102120021</text:p>
      <text:p text:style-name="P1">0120--2--202--2--0210--3--2102--2--020--2--2012--2--121--1--101--0--22--0--0--0--11--1--1201--2--010--2--1021--2--212--0--00--0--2--0--1</text:p>
      <text:p text:style-name="P1">012021020121012201120102120012</text:p>
      <text:p text:style-name="P1"><text:soft-page-break/>0120--2--202--2--0210--3--2102--2--020--2--2012--2--121--1--101--0--22--0--0--0--11--1--1201--2--010--2--1021--2--212--0--00--0--1--0--2</text:p>
      <text:p text:style-name="P1">012021020121012201021201120021</text:p>
      <text:p text:style-name="P1">0120--2--202--2--0210--3--2102--2--020--2--2012--2--121--1--101--0--22--0--010--2--1021--2--212--2--1201--1--11--0--2--0--00--0--2--0--1</text:p>
      <text:p text:style-name="P1">012021020121012201021201120012</text:p>
      <text:p text:style-name="P1">0120--2--202--2--0210--3--2102--2--020--2--2012--2--121--1--101--0--22--0--010--2--1021--2--212--2--1201--1--11--0--2--0--00--0--1--0--2</text:p>
      <text:p text:style-name="P1">012021020112012101220102120021</text:p>
      <text:p text:style-name="P1">0120--2--202--2--0210--3--2102--2--020--0--11--1--1201--3--2012--2--121--1--101--0--22--0--010--2--1021--2--212--0--00--0--2--0--1</text:p>
      <text:p text:style-name="P1">012021020112012101220102120012</text:p>
      <text:p text:style-name="P1">0120--2--202--2--0210--3--2102--2--020--0--11--1--1201--3--2012--2--121--1--101--0--22--0--010--2--1021--2--212--0--00--0--1--0--2</text:p>
      <text:p text:style-name="P1">012021020102120121012201120021</text:p>
      <text:p text:style-name="P1">0120--2--202--2--0210--3--2102--2--020--1--010--2--1021--2--212--2--1201--3--2012--2--121--1--101--0--22--0--0--0--11--0--2--0--00--0--2--0--1</text:p>
      <text:p text:style-name="P1">012021020102120121012201120012</text:p>
      <text:p text:style-name="P1">0120--2--202--2--0210--3--2102--2--020--1--010--2--1021--2--212--2--1201--3--2012--2--121--1--101--0--22--0--0--0--11--0--2--0--00--0--1--0--2</text:p>
      <text:p text:style-name="P1">012010201120210122012102120021</text:p>
      <text:p text:style-name="P1">0120--3--1201--2--010--1--020--0--11--0--202--2--0210--2--101--0--22--1--2012--2--121--2--2102--3--1021--2--212--0--00--0--2--0--1</text:p>
      <text:p text:style-name="P1">012010201120210122012102120012</text:p>
      <text:p text:style-name="P1">0120--3--1201--2--010--1--020--0--11--0--202--2--0210--2--101--0--22--1--2012--2--121--2--2102--3--1021--2--212--0--00--0--1--0--2</text:p>
      <text:p text:style-name="P1">012010201220112021012102120021</text:p>
      <text:p text:style-name="P1">0120--3--1201--2--010--1--020--2--2012--1--22--0--0--0--11--0--202--2--0210--2--101--1--121--2--2102--3--1021--2--212--0--00--0--2--0--1</text:p>
      <text:p text:style-name="P1">012010201220112021012102120012</text:p>
      <text:p text:style-name="P1">0120--3--1201--2--010--1--020--2--2012--1--22--0--0--0--11--0--202--2--0210--2--101--1--121--2--2102--3--1021--2--212--0--00--0--1--0--2</text:p>
      <text:p text:style-name="P1">012010201210212021012201120021</text:p>
      <text:p text:style-name="P1">0120--3--1201--2--010--1--<text:span text:style-name="T2">020--2--2012--2--121--2--2102--3--1021</text:span>--2--212--1--202--2--<text:span text:style-name="T7">020--2--2012--2--121--2--2102--3--1021</text:span>--0--2--0--1</text:p>
      <text:p text:style-name="P1">012010201210212021012201120012</text:p>
      <text:p text:style-name="P1">0120--3--1201--2--010--1--<text:span text:style-name="T2">020--2--2012--2--121--2--2102--3--1021</text:span>--2--212--1--202--2--<text:span text:style-name="T7">020--2--2012--2--121--2--2102--3--1021</text:span>--0--1--0--2</text:p>
      <text:p text:style-name="P1">012010201210210122011202120021</text:p>
      <text:p text:style-name="P1">0120--3--1201--2--010--1--<text:span text:style-name="T2">020--2--2012--2--121--2--2102--3--1021</text:span>--3--0210--2--101--0--22--0--0--0--11--0--202--1--212--0--00--0--2--0--1</text:p>
      <text:p text:style-name="P1">012010201210210122011202120012</text:p>
      <text:p text:style-name="P1">0120--3--1201--2--010--1--<text:span text:style-name="T2">020--2--2012--2--121--2--2102--3--1021</text:span>--3--0210--2--101--0--22--0--0--0--11--0--202--1--212--0--00--0--1--0--2</text:p>
      <text:p text:style-name="P1">012010201210122011202102120021</text:p>
      <text:p text:style-name="P1">0120--3--1201--2--010--1--020--2--2012--2--121--1--101--0--22--0--0--0--11--0--202--2--0210--3--2102--3--1021--2--212--0--00--0--2--0--1</text:p>
      <text:p text:style-name="P1">012010201210122011202102120012</text:p>
      <text:p text:style-name="P1">0120--3--1201--2--010--1--020--2--2012--2--121--1--101--0--22--0--0--0--11--0--202--2--0210--3--2102--3--1021--2--212--0--00--0--1--0--2</text:p>
      <text:p text:style-name="P1">012010212021012102012201120021</text:p>
      <text:p text:style-name="P1"><text:soft-page-break/>0120--3--1201--2--010--2--1021--2--212--1--202--2--0210--2--101--1--121--2--2102--2--<text:span text:style-name="T6">020--2--2012--1--22--0--0--0--11--0--2--0--00</text:span>--0--2--0--1</text:p>
      <text:p text:style-name="P1">012010212021012102012201120012</text:p>
      <text:p text:style-name="P1">0120--3--1201--2--010--2--1021--2--212--1--202--2--0210--2--101--1--121--2--2102--2--<text:span text:style-name="T6">020--2--2012--1--22--0--0--0--11--0--2--0--00</text:span>--0--1--0--2</text:p>
      <text:p text:style-name="P1">012010212021012201210201120021</text:p>
      <text:p text:style-name="P1">0120--3--1201--2--010--2--1021--2--212--1--202--2--0210--2--101--0--22--1--2012--2--121--2--2102--2--020--0--11--0--2--0--00--0--2--0--1</text:p>
      <text:p text:style-name="P1">012010212021012201210201120012</text:p>
      <text:p text:style-name="P1">0120--3--1201--2--010--2--1021--2--212--1--202--2--0210--2--101--0--22--1--2012--2--121--2--2102--2--020--0--11--0--2--0--00--0--1--0--2</text:p>
      <text:p text:style-name="P1">012010212021020121012201120021</text:p>
      <text:p text:style-name="P1">0120--3--1201--2--010--2--1021--2--212--1--202--2--0210--3--2102--2--020--2--2012--2--121--1--101--0--22--0--0--0--11--0--2--0--00--0--2--0--1</text:p>
      <text:p text:style-name="P1">012010212021020121012201120012</text:p>
      <text:p text:style-name="P1">0120--3--1201--2--010--2--1021--2--212--1--202--2--0210--3--2102--2--020--2--2012--2--121--1--101--0--22--0--0--0--11--0--2--0--00--0--1--0--2</text:p>
      <text:p text:style-name="P1">012010210121020122011202120021</text:p>
      <text:p text:style-name="P1">0120--3--1201--2--010--2--<text:span text:style-name="T1">1021--3--0210--2--101--1--121--2--2102</text:span>--2--020--2--2012--1--22--0--0--0--11--0--202--1--212--0--00--0--2--0--1</text:p>
      <text:p text:style-name="P1">012010210121020122011202120012</text:p>
      <text:p text:style-name="P1">0120--3--1201--2--010--2--<text:span text:style-name="T1">1021--3--0210--2--101--1--121--2--2102</text:span>--2--020--2--2012--1--22--0--0--0--11--0--202--1--212--0--00--0--1--0--2</text:p>
      <text:p text:style-name="P1">012010210122012102011202120021</text:p>
      <text:p text:style-name="P1">0120--3--1201--2--010--2--1021--3--0210--2--101--0--22--1--2012--2--121--2--2102--2--020--0--11--0--202--1--212--0--00--0--2--0--1</text:p>
      <text:p text:style-name="P1">012010210122012102011202120012</text:p>
      <text:p text:style-name="P1">0120--3--1201--2--010--2--1021--3--0210--2--101--0--22--1--2012--2--121--2--2102--2--020--0--11--0--202--1--212--0--00--0--1--0--2</text:p>
      <text:p text:style-name="P1">012010210201210122011202120021</text:p>
      <text:p text:style-name="P1">0120--3--1201--2--010--2--1021--3--0210--3--2102--2--020--2--2012--2--121--1--101--0--22--0--0--0--11--0--202--1--212--0--00--0--2--0--1</text:p>
      <text:p text:style-name="P1">012010210201210122011202120012</text:p>
      <text:p text:style-name="P1">0120--3--1201--2--010--2--1021--3--0210--3--2102--2--020--2--2012--2--121--1--101--0--22--0--0--0--11--0--202--1--212--0--00--0--1--0--2</text:p>
      <text:p text:style-name="P1">012011202101210201220102120021</text:p>
      <text:p text:style-name="P1">0120--3--1201--1--11--0--202--2--0210--2--101--1--121--2--2102--2--020--2--2012--1--22--0--010--2--1021--2--212--0--00--0--2--0--1</text:p>
      <text:p text:style-name="P1">012011202101210201220102120012</text:p>
      <text:p text:style-name="P1">0120--3--1201--1--11--0--202--2--0210--2--101--1--121--2--2102--2--020--2--2012--1--22--0--010--2--1021--2--212--0--00--0--1--0--2</text:p>
      <text:p text:style-name="P1">012011202101220121020102120021</text:p>
      <text:p text:style-name="P1">0120--3--1201--1--11--0--202--2--0210--2--101--0--22--1--2012--2--121--2--2102--2--020--1--010--2--1021--2--212--0--00--0--2--0--1</text:p>
      <text:p text:style-name="P1">012011202101220121020102120012</text:p>
      <text:p text:style-name="P1">0120--3--1201--1--11--0--202--2--0210--2--101--0--22--1--2012--2--121--2--2102--2--020--1--010--2--1021--2--212--0--00--0--1--0--2</text:p>
      <text:p text:style-name="P1">012011202101220102012102120021</text:p>
      <text:p text:style-name="P1">0120--3--1201--1--11--0--202--2--0210--2--101--0--22--0--010--1--<text:span text:style-name="T2">020--2--2012--2--121--2--2102--3--1021</text:span>--2--212--0--00--0--2--0--1</text:p>
      <text:p text:style-name="P1">012011202101220102012102120012</text:p>
      <text:p text:style-name="P1"><text:soft-page-break/>0120--3--1201--1--11--0--202--2--0210--2--101--0--22--0--010--1--<text:span text:style-name="T2">020--2--2012--2--121--2--2102--3--1021</text:span>--2--212--0--00--0--1--0--2</text:p>
      <text:p text:style-name="P1">012011202102012101220102120021</text:p>
      <text:p text:style-name="P1">0120--3--1201--1--11--0--202--2--0210--3--2102--2--020--2--2012--2--121--1--101--0--22--0--010--2--1021--2--212--0--00--0--2--0--1</text:p>
      <text:p text:style-name="P1">012011202102012101220102120012</text:p>
      <text:p text:style-name="P1">0120--3--1201--1--11--0--202--2--0210--3--2102--2--020--2--2012--2--121--1--101--0--22--0--010--2--1021--2--212--0--00--0--1--0--2</text:p>
      <text:p text:style-name="P1">012012201020112021012102120021</text:p>
      <text:p text:style-name="P1">0120--3--1201--3--2012--1--22--0--010--1--020--0--11--0--202--2--0210--2--101--1--121--2--2102--3--1021--2--212--0--00--0--2--0--1</text:p>
      <text:p text:style-name="P1">012012201020112021012102120012</text:p>
      <text:p text:style-name="P1">0120--3--1201--3--2012--1--22--0--010--1--020--0--11--0--202--2--0210--2--101--1--121--2--2102--3--1021--2--212--0--00--0--1--0--2</text:p>
      <text:p text:style-name="P1">012012201021202101210201120021</text:p>
      <text:p text:style-name="P1">0120--3--1201--3--2012--1--22--0--010--2--1021--2--212--1--202--2--0210--2--101--1--121--2--2102--2--020--0--11--0--2--0--00--0--2--0--1</text:p>
      <text:p text:style-name="P1">012012201021202101210201120012</text:p>
      <text:p text:style-name="P1">0120--3--1201--3--2012--1--22--0--010--2--1021--2--212--1--202--2--0210--2--101--1--121--2--2102--2--020--0--11--0--2--0--00--0--1--0--2</text:p>
      <text:p text:style-name="P1">012012201021012102011202120021</text:p>
      <text:p text:style-name="P1">0120--3--1201--3--2012--1--22--0--010--2--<text:span text:style-name="T1">1021--3--0210--2--101--1--121--2--2102</text:span>--2--020--0--11--0--202--1--212--0--00--0--2--0--1</text:p>
      <text:p text:style-name="P1">012012201021012102011202120012</text:p>
      <text:p text:style-name="P1">0120--3--1201--3--2012--1--22--0--010--2--<text:span text:style-name="T1">1021--3--0210--2--101--1--121--2--2102</text:span>--2--020--0--11--0--202--1--212--0--00--0--1--0--2</text:p>
      <text:p text:style-name="P1">012012201120210121020102120021</text:p>
      <text:p text:style-name="P1">0120--3--1201--3--2012--1--22--0--0--0--11--0--202--2--0210--2--101--1--121--2--2102--2--020--1--010--2--1021--2--212--0--00--0--2--0--1</text:p>
      <text:p text:style-name="P1">012012201120210121020102120012</text:p>
      <text:p text:style-name="P1">0120--3--1201--3--2012--1--22--0--0--0--11--0--202--2--0210--2--101--1--121--2--2102--2--020--1--010--2--1021--2--212--0--00--0--1--0--2</text:p>
      <text:p text:style-name="P1">012012102010212021012201120021</text:p>
      <text:p text:style-name="P1">0120--3--1201--3--2012--2--121--2--2102--2--020--1--010--2--1021--2--212--1--202--2--<text:span text:style-name="T7">020--2--2012--2--121--2--2102--3--1021</text:span>--0--2--0--1</text:p>
      <text:p text:style-name="P1">012012102010212021012201120012</text:p>
      <text:p text:style-name="P1">0120--3--1201--3--2012--2--121--2--2102--2--020--1--010--2--1021--2--212--1--202--2--<text:span text:style-name="T7">020--2--2012--2--121--2--2102--3--1021</text:span>--0--1--0--2</text:p>
      <text:p text:style-name="P1">012012102010210122011202120021</text:p>
      <text:p text:style-name="P1">0120--3--1201--3--2012--2--121--2--2102--2--020--1--010--2--1021--3--0210--2--101--0--22--0--0--0--11--0--202--1--212--0--00--0--2--0--1</text:p>
      <text:p text:style-name="P1">012012102010210122011202120012</text:p>
      <text:p text:style-name="P1">0120--3--1201--3--2012--2--121--2--2102--2--020--1--010--2--1021--3--0210--2--101--0--22--0--0--0--11--0--202--1--212--0--00--0--1--0--2</text:p>
      <text:p text:style-name="P1">012012102011202101220102120021</text:p>
      <text:p text:style-name="P1">0120--3--1201--3--2012--2--121--2--2102--2--020--0--11--0--202--2--0210--2--101--0--22--0--010--2--1021--2--212--0--00--0--2--0--1</text:p>
      <text:p text:style-name="P1">012012102011202101220102120012</text:p>
      <text:p text:style-name="P1">0120--3--1201--3--2012--2--121--2--2102--2--020--0--11--0--202--2--0210--2--101--0--22--0--010--2--1021--2--212--0--00--0--1--0--2</text:p>
      <text:p text:style-name="P1">012012102120210122010201120021</text:p>
      <text:p text:style-name="P1"><text:soft-page-break/>0120--3--1201--3--2012--2--121--2--2102--3--1021--2--212--1--202--2--0210--2--101--0--22--0--010--1--020--0--11--0--2--0--00--0--2--0--1</text:p>
      <text:p text:style-name="P1">012012102120210122010201120012</text:p>
      <text:p text:style-name="P1">0120--3--1201--3--2012--2--121--2--2102--3--1021--2--212--1--202--2--0210--2--101--0--22--0--010--1--020--0--11--0--2--0--00--0--1--0--2</text:p>
      <text:p text:style-name="P1">012012102101220102011202120021</text:p>
      <text:p text:style-name="P1">0120--3--1201--3--2012--2--121--2--2102--3--1021--3--0210--2--101--0--22--0--010--1--020--0--11--0--202--1--212--0--00--0--2--0--1</text:p>
      <text:p text:style-name="P1">012012102101220102011202120012</text:p>
      <text:p text:style-name="P1">0120--3--1201--3--2012--2--121--2--2102--3--1021--3--0210--2--101--0--22--0--010--1--020--0--11--0--202--1--212--0--00--0--1--0--2</text:p>
      <text:p text:style-name="P1">012012101220102011202102120021</text:p>
      <text:p text:style-name="P1">0120--3--1201--3--2012--2--121--1--101--0--22--0--010--1--020--0--11--0--202--2--0210--3--2102--3--1021--2--212--0--00--0--2--0--1</text:p>
      <text:p text:style-name="P1">012012101220102011202102120012</text:p>
      <text:p text:style-name="P1">0120--3--1201--3--2012--2--121--1--101--0--22--0--010--1--020--0--11--0--202--2--0210--3--2102--3--1021--2--212--0--00--0--1--0--2</text:p>
      <text:p text:style-name="P1">012012101220102120210201120021</text:p>
      <text:p text:style-name="P1">0120--3--1201--3--2012--2--121--1--101--0--22--0--010--2--1021--2--212--1--202--2--0210--3--2102--2--020--0--11--0--2--0--00--0--2--0--1</text:p>
      <text:p text:style-name="P1">012012101220102120210201120012</text:p>
      <text:p text:style-name="P1">0120--3--1201--3--2012--2--121--1--101--0--22--0--010--2--1021--2--212--1--202--2--0210--3--2102--2--020--0--11--0--2--0--00--0--1--0--2</text:p>
      <text:p text:style-name="P1">012012101220102102011202120021</text:p>
      <text:p text:style-name="P1">0120--3--1201--3--2012--2--121--1--101--0--22--0--010--2--1021--3--0210--3--2102--2--020--0--11--0--202--1--212--0--00--0--2--0--1</text:p>
      <text:p text:style-name="P1">012012101220102102011202120012</text:p>
      <text:p text:style-name="P1">0120--3--1201--3--2012--2--121--1--101--0--22--0--010--2--1021--3--0210--3--2102--2--020--0--11--0--202--1--212--0--00--0--1--0--2</text:p>
      <text:p text:style-name="P1">012012101220112021020102120021</text:p>
      <text:p text:style-name="P1">0120--3--1201--3--2012--2--121--1--101--0--22--0--0--0--11--0--202--2--0210--3--2102--2--020--1--010--2--1021--2--212--0--00--0--2--0--1</text:p>
      <text:p text:style-name="P1">012012101220112021020102120012</text:p>
      <text:p text:style-name="P1">0120--3--1201--3--2012--2--121--1--101--0--22--0--0--0--11--0--202--2--0210--3--2102--2--020--1--010--2--1021--2--212--0--00--0--1--0--2</text:p>
      <text:p text:style-name="P1">012101202120102102012201120021</text:p>
      <text:p text:style-name="P1">0--0--121--1--101--2--<text:span text:style-name="T5">0120--2--202--1--212--2--1201--2--010</text:span>--2--1021--3--0210--3--2102--2--<text:span text:style-name="T6">020--2--2012--1--22--0--0--0--11--0--2--0--00</text:span>--0--2--0--1</text:p>
      <text:p text:style-name="P1">012101202120102102012201120012</text:p>
      <text:p text:style-name="P1">0--0--121--1--101--2--<text:span text:style-name="T5">0120--2--202--1--212--2--1201--2--010</text:span>--2--1021--3--0210--3--2102--2--<text:span text:style-name="T6">020--2--2012--1--22--0--0--0--11--0--2--0--00</text:span>--0--1--0--2</text:p>
      <text:p text:style-name="P1">012101202120122010210201120021</text:p>
      <text:p text:style-name="P1">0--0--121--1--101--2--0120--2--202--1--212--2--1201--3--2012--1--22--0--010--2--1021--3--0210--3--2102--2--020--0--11--0--2--0--00--0--2--0--1</text:p>
      <text:p text:style-name="P1">012101202120122010210201120012</text:p>
      <text:p text:style-name="P1">0--0--121--1--101--2--0120--2--202--1--212--2--1201--3--2012--1--22--0--010--2--1021--3--0210--3--2102--2--020--0--11--0--2--0--00--0--1--0--2</text:p>
      <text:p text:style-name="P1">012101202102120122010201120021</text:p>
      <text:p text:style-name="P1">0--0--121--1--101--2--0120--2--202--2--0210--3--2102--3--1021--2--212--2--1201--3--2012--1--22--0--010--1--020--0--11--0--2--0--00--0--2--0--1</text:p>
      <text:p text:style-name="P1">012101202102120122010201120012</text:p>
      <text:p text:style-name="P1"><text:soft-page-break/>0--0--121--1--101--2--0120--2--202--2--0210--3--2102--3--1021--2--212--2--1201--3--2012--1--22--0--010--1--020--0--11--0--2--0--00--0--1--0--2</text:p>
      <text:p text:style-name="P1">012101202102120102012201120021</text:p>
      <text:p text:style-name="P1">0--0--121--1--101--2--0120--2--202--2--0210--3--2102--3--1021--2--212--2--1201--2--010--1--<text:span text:style-name="T6">020--2--2012--1--22--0--0--0--11--0--2--0--00</text:span>--0--2--0--1</text:p>
      <text:p text:style-name="P1">012101202102120102012201120012</text:p>
      <text:p text:style-name="P1">0--0--121--1--101--2--0120--2--202--2--0210--3--2102--3--1021--2--212--2--1201--2--010--1--<text:span text:style-name="T6">020--2--2012--1--22--0--0--0--11--0--2--0--00</text:span>--0--1--0--2</text:p>
      <text:p text:style-name="P1">012101202102012201120102120021</text:p>
      <text:p text:style-name="P1">0--0--121--1--101--2--0120--2--202--2--0210--3--2102--2--020--2--2012--1--22--0--0--0--11--1--1201--2--010--2--1021--2--212--0--00--0--2--0--1</text:p>
      <text:p text:style-name="P1">012101202102012201120102120012</text:p>
      <text:p text:style-name="P1">0--0--121--1--101--2--0120--2--202--2--0210--3--2102--2--020--2--2012--1--22--0--0--0--11--1--1201--2--010--2--1021--2--212--0--00--0--1--0--2</text:p>
      <text:p text:style-name="P1">012101202102012201021201120021</text:p>
      <text:p text:style-name="P1">0--0--121--1--101--2--0120--2--202--2--0210--3--2102--2--020--2--2012--1--22--0--010--2--1021--2--212--2--1201--1--11--0--2--0--00--0--2--0--1</text:p>
      <text:p text:style-name="P1">012101202102012201021201120012</text:p>
      <text:p text:style-name="P1">0--0--121--1--101--2--0120--2--202--2--0210--3--2102--2--020--2--2012--1--22--0--010--2--1021--2--212--2--1201--1--11--0--2--0--00--0--1--0--2</text:p>
      <text:p text:style-name="P1">012101202102011201220102120021</text:p>
      <text:p text:style-name="P1">0--0--121--1--101--2--0120--2--202--2--0210--3--2102--2--020--0--11--1--1201--3--2012--1--22--0--010--2--1021--2--212--0--00--0--2--0--1</text:p>
      <text:p text:style-name="P1">012101202102011201220102120012</text:p>
      <text:p text:style-name="P1">0--0--121--1--101--2--0120--2--202--2--0210--3--2102--2--020--0--11--1--1201--3--2012--1--22--0--010--2--1021--2--212--0--00--0--1--0--2</text:p>
      <text:p text:style-name="P1">012101202102010212012201120021</text:p>
      <text:p text:style-name="P1">0--0--121--1--101--2--0120--2--202--2--0210--3--2102--2--020--1--010--2--1021--2--212--2--1201--3--2012--1--22--0--0--0--11--0--2--0--00--0--2--0--1</text:p>
      <text:p text:style-name="P1">012101202102010212012201120012</text:p>
      <text:p text:style-name="P1">0--0--121--1--101--2--0120--2--202--2--0210--3--2102--2--020--1--010--2--1021--2--212--2--1201--3--2012--1--22--0--0--0--11--0--2--0--00--0--1--0--2</text:p>
      <text:p text:style-name="P1">012101201020122011202102120021</text:p>
      <text:p text:style-name="P1">0--0--121--1--101--2--0120--3--1201--2--010--1--020--2--2012--1--22--0--0--0--11--0--202--2--0210--3--2102--3--1021--2--212--0--00--0--2--0--1</text:p>
      <text:p text:style-name="P1">012101201020122011202102120012</text:p>
      <text:p text:style-name="P1">0--0--121--1--101--2--0120--3--1201--2--010--1--020--2--2012--1--22--0--0--0--11--0--202--2--0210--3--2102--3--1021--2--212--0--00--0--1--0--2</text:p>
      <text:p text:style-name="P1">012101201021202102012201120021</text:p>
      <text:p text:style-name="P1">0--0--121--1--101--2--0120--3--1201--2--010--2--1021--2--212--1--202--2--0210--3--2102--2--<text:span text:style-name="T6">020--2--2012--1--22--0--0--0--11--0--2--0--00</text:span>--0--2--0--1</text:p>
      <text:p text:style-name="P1">012101201021202102012201120012</text:p>
      <text:p text:style-name="P1">0--0--121--1--101--2--0120--3--1201--2--010--2--1021--2--212--1--202--2--0210--3--2102--2--<text:span text:style-name="T6">020--2--2012--1--22--0--0--0--11--0--2--0--00</text:span>--0--1--0--2</text:p>
      <text:p text:style-name="P1">012101201021020122011202120021</text:p>
      <text:p text:style-name="P1">0--0--121--1--101--2--0120--3--1201--2--010--2--1021--3--0210--3--2102--2--020--2--2012--1--22--0--0--0--11--0--202--1--212--0--00--0--2--0--1</text:p>
      <text:p text:style-name="P1">012101201021020122011202120012</text:p>
      <text:p text:style-name="P1">0--0--121--1--101--2--0120--3--1201--2--010--2--1021--3--0210--3--2102--2--020--2--2012--1--22--0--0--0--11--0--202--1--212--0--00--0--1--0--2</text:p>
      <text:p text:style-name="P1">012101201120210201220102120021</text:p>
      <text:p text:style-name="P1"><text:soft-page-break/>0--0--121--1--101--2--0120--3--1201--1--11--0--202--2--0210--3--2102--2--020--2--2012--1--22--0--010--2--1021--2--212--0--00--0--2--0--1</text:p>
      <text:p text:style-name="P1">012101201120210201220102120012</text:p>
      <text:p text:style-name="P1">0--0--121--1--101--2--0120--3--1201--1--11--0--202--2--0210--3--2102--2--020--2--2012--1--22--0--010--2--1021--2--212--0--00--0--1--0--2</text:p>
      <text:p text:style-name="P1">012101201220102011202102120021</text:p>
      <text:p text:style-name="P1">0--0--121--1--101--2--0120--3--1201--3--2012--1--22--0--010--1--020--0--11--0--202--2--0210--3--2102--3--1021--2--212--0--00--0--2--0--1</text:p>
      <text:p text:style-name="P1">012101201220102011202102120012</text:p>
      <text:p text:style-name="P1">0--0--121--1--101--2--0120--3--1201--3--2012--1--22--0--010--1--020--0--11--0--202--2--0210--3--2102--3--1021--2--212--0--00--0--1--0--2</text:p>
      <text:p text:style-name="P1">012101201220102120210201120021</text:p>
      <text:p text:style-name="P1">0--0--121--1--101--2--0120--3--1201--3--2012--1--22--0--010--2--1021--2--212--1--202--2--0210--3--2102--2--020--0--11--0--2--0--00--0--2--0--1</text:p>
      <text:p text:style-name="P1">012101201220102120210201120012</text:p>
      <text:p text:style-name="P1">0--0--121--1--101--2--0120--3--1201--3--2012--1--22--0--010--2--1021--2--212--1--202--2--0210--3--2102--2--020--0--11--0--2--0--00--0--1--0--2</text:p>
      <text:p text:style-name="P1">012101201220102102011202120021</text:p>
      <text:p text:style-name="P1">0--0--121--1--101--2--0120--3--1201--3--2012--1--22--0--010--2--1021--3--0210--3--2102--2--020--0--11--0--202--1--212--0--00--0--2--0--1</text:p>
      <text:p text:style-name="P1">012101201220102102011202120012</text:p>
      <text:p text:style-name="P1">0--0--121--1--101--2--0120--3--1201--3--2012--1--22--0--010--2--1021--3--0210--3--2102--2--020--0--11--0--202--1--212--0--00--0--1--0--2</text:p>
      <text:p text:style-name="P1">012101201220112021020102120021</text:p>
      <text:p text:style-name="P1">0--0--121--1--101--2--0120--3--1201--3--2012--1--22--0--0--0--11--0--202--2--0210--3--2102--2--020--1--010--2--1021--2--212--0--00--0--2--0--1</text:p>
      <text:p text:style-name="P1">012101201220112021020102120012</text:p>
      <text:p text:style-name="P1">0--0--121--1--101--2--0120--3--1201--3--2012--1--22--0--0--0--11--0--202--2--0210--3--2102--2--020--1--010--2--1021--2--212--0--00--0--1--0--2</text:p>
      <text:p text:style-name="P1">012101220120212010210201120021</text:p>
      <text:p text:style-name="P1">0--0--121--1--101--0--22--1--2012--3--<text:span text:style-name="T5">0120--2--202--1--212--2--1201--2--010</text:span>--2--1021--3--0210--3--2102--2--020--0--11--0--2--0--00--0--2--0--1</text:p>
      <text:p text:style-name="P1">012101220120212010210201120012</text:p>
      <text:p text:style-name="P1">0--0--121--1--101--0--22--1--2012--3--<text:span text:style-name="T5">0120--2--202--1--212--2--1201--2--010</text:span>--2--1021--3--0210--3--2102--2--020--0--11--0--2--0--00--0--1--0--2</text:p>
      <text:p text:style-name="P1">012101220120210212010201120021</text:p>
      <text:p text:style-name="P1">0--0--121--1--101--0--22--1--2012--3--0120--2--202--2--0210--3--2102--3--1021--2--212--2--1201--2--010--1--020--0--11--0--2--0--00--0--2--0--1</text:p>
      <text:p text:style-name="P1">012101220120210212010201120012</text:p>
      <text:p text:style-name="P1">0--0--121--1--101--0--22--1--2012--3--0120--2--202--2--0210--3--2102--3--1021--2--212--2--1201--2--010--1--020--0--11--0--2--0--00--0--1--0--2</text:p>
      <text:p text:style-name="P1">012101220120210201120102120021</text:p>
      <text:p text:style-name="P1">0--0--121--1--101--0--22--1--2012--3--0120--2--202--2--0210--3--2102--2--020--0--11--1--1201--2--010--2--1021--2--212--0--00--0--2--0--1</text:p>
      <text:p text:style-name="P1">012101220120210201120102120012</text:p>
      <text:p text:style-name="P1">0--0--121--1--101--0--22--1--2012--3--0120--2--202--2--0210--3--2102--2--020--0--11--1--1201--2--010--2--1021--2--212--0--00--0--1--0--2</text:p>
      <text:p text:style-name="P1">012101220120210201021201120021</text:p>
      <text:p text:style-name="P1">0--0--121--1--101--0--22--1--2012--3--0120--2--202--2--0210--3--2102--2--020--1--010--2--1021--2--212--2--1201--1--11--0--2--0--00--0--2--0--1</text:p>
      <text:p text:style-name="P1">012101220120210201021201120012</text:p>
      <text:p text:style-name="P1"><text:soft-page-break/>0--0--121--1--101--0--22--1--2012--3--0120--2--202--2--0210--3--2102--2--020--1--010--2--1021--2--212--2--1201--1--11--0--2--0--00--0--1--0--2</text:p>
      <text:p text:style-name="P1">012101220120102011202102120021</text:p>
      <text:p text:style-name="P1">0--0--121--1--101--0--22--1--2012--3--0120--3--1201--2--010--1--020--0--11--0--202--2--0210--3--2102--3--1021--2--212--0--00--0--2--0--1</text:p>
      <text:p text:style-name="P1">012101220120102011202102120012</text:p>
      <text:p text:style-name="P1">0--0--121--1--101--0--22--1--2012--3--0120--3--1201--2--010--1--020--0--11--0--202--2--0210--3--2102--3--1021--2--212--0--00--0--1--0--2</text:p>
      <text:p text:style-name="P1">012101220120102120210201120021</text:p>
      <text:p text:style-name="P1">0--0--121--1--101--0--22--1--2012--3--0120--3--1201--2--010--2--1021--2--212--1--202--2--0210--3--2102--2--020--0--11--0--2--0--00--0--2--0--1</text:p>
      <text:p text:style-name="P1">012101220120102120210201120012</text:p>
      <text:p text:style-name="P1">0--0--121--1--101--0--22--1--2012--3--0120--3--1201--2--010--2--1021--2--212--1--202--2--0210--3--2102--2--020--0--11--0--2--0--00--0--1--0--2</text:p>
      <text:p text:style-name="P1">012101220120102102011202120021</text:p>
      <text:p text:style-name="P1">0--0--121--1--101--0--22--1--2012--3--0120--3--1201--2--010--2--1021--3--0210--3--2102--2--020--0--11--0--202--1--212--0--00--0--2--0--1</text:p>
      <text:p text:style-name="P1">012101220120102102011202120012</text:p>
      <text:p text:style-name="P1">0--0--121--1--101--0--22--1--2012--3--0120--3--1201--2--010--2--1021--3--0210--3--2102--2--020--0--11--0--202--1--212--0--00--0--1--0--2</text:p>
      <text:p text:style-name="P1">012101220120112021020102120021</text:p>
      <text:p text:style-name="P1">0--0--121--1--101--0--22--1--2012--3--0120--3--1201--1--11--0--202--2--0210--3--2102--2--020--1--010--2--1021--2--212--0--00--0--2--0--1</text:p>
      <text:p text:style-name="P1">012101220120112021020102120012</text:p>
      <text:p text:style-name="P1">0--0--121--1--101--0--22--1--2012--3--0120--3--1201--1--11--0--202--2--0210--3--2102--2--020--1--010--2--1021--2--212--0--00--0--1--0--2</text:p>
      <text:p text:style-name="P1">012101220112012021020102120021</text:p>
      <text:p text:style-name="P1">0--0--121--1--101--0--22--0--0--0--11--1--1201--3--2012--3--0120--2--202--2--0210--3--2102--2--020--1--010--2--1021--2--212--0--00--0--2--0--1</text:p>
      <text:p text:style-name="P1">012101220112012021020102120012</text:p>
      <text:p text:style-name="P1">0--0--121--1--101--0--22--0--0--0--11--1--1201--3--2012--3--0120--2--202--2--0210--3--2102--2--020--1--010--2--1021--2--212--0--00--0--1--0--2</text:p>
      <text:p text:style-name="P1">012101220112010210201202120021</text:p>
      <text:p text:style-name="P1">0--0--121--1--101--0--22--0--0--0--11--1--1201--2--010--2--1021--3--0210--3--2102--2--020--2--2012--3--0120--2--202--1--212--0--00--0--2--0--1</text:p>
      <text:p text:style-name="P1">012101220112010210201202120012</text:p>
      <text:p text:style-name="P1">0--0--121--1--101--0--22--0--0--0--11--1--1201--2--010--2--1021--3--0210--3--2102--2--020--2--2012--3--0120--2--202--1--212--0--00--0--1--0--2</text:p>
      <text:p text:style-name="P1">012101220112010212021020120021</text:p>
      <text:p text:style-name="P1">0--0--121--1--101--0--22--0--0--0--11--1--1201--2--010--2--1021--2--212--1--202--2--0210--3--2102--2--020--2--2012--3--0120--1--00--0--2--0--1</text:p>
      <text:p text:style-name="P1">012101220112010212021020120012</text:p>
      <text:p text:style-name="P1">0--0--121--1--101--0--22--0--0--0--11--1--1201--2--010--2--1021--2--212--1--202--2--0210--3--2102--2--020--2--2012--3--0120--1--00--0--1--0--2</text:p>
      <text:p text:style-name="P1">012101220112010201202102120021</text:p>
      <text:p text:style-name="P1">0--0--121--1--101--0--22--0--0--0--11--1--1201--2--010--1--020--2--2012--3--0120--2--202--2--0210--3--2102--3--1021--2--212--0--00--0--2--0--1</text:p>
      <text:p text:style-name="P1">012101220112010201202102120012</text:p>
      <text:p text:style-name="P1">0--0--121--1--101--0--22--0--0--0--11--1--1201--2--010--1--020--2--2012--3--0120--2--202--2--0210--3--2102--3--1021--2--212--0--00--0--1--0--2</text:p>
      <text:p text:style-name="P1">012101220112021020102120120021</text:p>
      <text:p text:style-name="P1"><text:soft-page-break/>0--0--121--1--101--0--22--0--0--0--11--0--202--2--0210--3--2102--2--020--1--010--2--1021--2--212--2--1201--3--2012--3--0120--1--00--0--2--0--1</text:p>
      <text:p text:style-name="P1">012101220112021020102120120012</text:p>
      <text:p text:style-name="P1">0--0--121--1--101--0--22--0--0--0--11--0--202--2--0210--3--2102--2--020--1--010--2--1021--2--212--2--1201--3--2012--3--0120--1--00--0--1--0--2</text:p>
      <text:p text:style-name="P1">012101220112021020120102120021</text:p>
      <text:p text:style-name="P1">0--0--121--1--101--0--22--0--0--0--11--0--202--2--0210--3--2102--2--020--2--2012--3--0120--3--1201--2--010--2--1021--2--212--0--00--0--2--0--1</text:p>
      <text:p text:style-name="P1">012101220112021020120102120012</text:p>
      <text:p text:style-name="P1">0--0--121--1--101--0--22--0--0--0--11--0--202--2--0210--3--2102--2--020--2--2012--3--0120--3--1201--2--010--2--1021--2--212--0--00--0--1--0--2</text:p>
      <text:p text:style-name="P1">012101220112021021201020120021</text:p>
      <text:p text:style-name="P1">0--0--121--1--101--0--22--0--0--0--11--0--202--2--0210--3--2102--3--1021--2--212--2--1201--2--010--1--020--2--2012--3--0120--1--00--0--2--0--1</text:p>
      <text:p text:style-name="P1">012101220112021021201020120012</text:p>
      <text:p text:style-name="P1">0--0--121--1--101--0--22--0--0--0--11--0--202--2--0210--3--2102--3--1021--2--212--2--1201--2--010--1--020--2--2012--3--0120--1--00--0--1--0--2</text:p>
      <text:p text:style-name="P1">012101220112021201021020120021</text:p>
      <text:p text:style-name="P1">0--0--121--1--101--0--22--0--0--0--11--0--202--1--212--2--1201--2--010--2--1021--3--0210--3--2102--2--020--2--2012--3--0120--1--00--0--2--0--1</text:p>
      <text:p text:style-name="P1">012101220112021201021020120012</text:p>
      <text:p text:style-name="P1">0--0--121--1--101--0--22--0--0--0--11--0--202--1--212--2--1201--2--010--2--1021--3--0210--3--2102--2--020--2--2012--3--0120--1--00--0--1--0--2</text:p>
      <text:p text:style-name="P1">012101220102102011202120120021</text:p>
      <text:p text:style-name="P1">0--0--121--1--101--0--22--0--010--2--1021--3--0210--3--2102--2--020--0--11--0--202--1--212--2--1201--3--2012--3--0120--1--00--0--2--0--1</text:p>
      <text:p text:style-name="P1">012101220102102011202120120012</text:p>
      <text:p text:style-name="P1">0--0--121--1--101--0--22--0--010--2--1021--3--0210--3--2102--2--020--0--11--0--202--1--212--2--1201--3--2012--3--0120--1--00--0--1--0--2</text:p>
      <text:p text:style-name="P1">012101220102102011201202120021</text:p>
      <text:p text:style-name="P1">0--0--121--1--101--0--22--0--010--2--1021--3--0210--3--2102--2--020--0--11--1--1201--3--2012--3--0120--2--202--1--212--0--00--0--2--0--1</text:p>
      <text:p text:style-name="P1">012101220102102011201202120012</text:p>
      <text:p text:style-name="P1">0--0--121--1--101--0--22--0--010--2--1021--3--0210--3--2102--2--020--0--11--1--1201--3--2012--3--0120--2--202--1--212--0--00--0--1--0--2</text:p>
      <text:p text:style-name="P1">012101220102102012011202120021</text:p>
      <text:p text:style-name="P1">0--0--121--1--101--0--22--0--010--2--1021--3--0210--3--2102--2--020--2--2012--3--0120--3--1201--1--11--0--202--1--212--0--00--0--2--0--1</text:p>
      <text:p text:style-name="P1">012101220102102012011202120012</text:p>
      <text:p text:style-name="P1">0--0--121--1--101--0--22--0--010--2--1021--3--0210--3--2102--2--020--2--2012--3--0120--3--1201--1--11--0--202--1--212--0--00--0--1--0--2</text:p>
      <text:p text:style-name="P1">012101220102102012021201120021</text:p>
      <text:p text:style-name="P1">0--0--121--1--101--0--22--0--010--2--1021--3--0210--3--2102--2--020--2--2012--3--0120--2--202--1--212--2--1201--1--11--0--2--0--00--0--2--0--1</text:p>
      <text:p text:style-name="P1">012101220102102012021201120012</text:p>
      <text:p text:style-name="P1">0--0--121--1--101--0--22--0--010--2--1021--3--0210--3--2102--2--020--2--2012--3--0120--2--202--1--212--2--1201--1--11--0--2--0--00--0--1--0--2</text:p>
      <text:p text:style-name="P1">012101220102120120210201120021</text:p>
      <text:p text:style-name="P1">0--0--121--1--101--0--22--0--010--2--1021--2--212--2--1201--3--2012--3--0120--2--202--2--0210--3--2102--2--020--0--11--0--2--0--00--0--2--0--1</text:p>
      <text:p text:style-name="P1">012101220102120120210201120012</text:p>
      <text:p text:style-name="P1"><text:soft-page-break/>0--0--121--1--101--0--22--0--010--2--1021--2--212--2--1201--3--2012--3--0120--2--202--2--0210--3--2102--2--020--0--11--0--2--0--00--0--1--0--2</text:p>
      <text:p text:style-name="P1">012101220102120112021020120021</text:p>
      <text:p text:style-name="P1">0--0--121--1--101--0--22--0--010--2--1021--2--212--2--1201--1--11--0--202--2--0210--3--2102--2--020--2--2012--3--0120--1--00--0--2--0--1</text:p>
      <text:p text:style-name="P1">012101220102120112021020120012</text:p>
      <text:p text:style-name="P1">0--0--121--1--101--0--22--0--010--2--1021--2--212--2--1201--1--11--0--202--2--0210--3--2102--2--020--2--2012--3--0120--1--00--0--1--0--2</text:p>
      <text:p text:style-name="P1">012101220102120210201120120021</text:p>
      <text:p text:style-name="P1">0--0--121--1--101--0--22--0--010--2--1021--2--212--1--202--2--0210--3--2102--2--020--0--11--1--1201--3--2012--3--0120--1--00--0--2--0--1</text:p>
      <text:p text:style-name="P1">012101220102120210201120120012</text:p>
      <text:p text:style-name="P1">0--0--121--1--101--0--22--0--010--2--1021--2--212--1--202--2--0210--3--2102--2--020--0--11--1--1201--3--2012--3--0120--1--00--0--1--0--2</text:p>
      <text:p text:style-name="P1">012101220102120210201201120021</text:p>
      <text:p text:style-name="P1">0--0--121--1--101--0--22--0--010--2--1021--2--212--1--202--2--0210--3--2102--2--020--2--2012--3--0120--3--1201--1--11--0--2--0--00--0--2--0--1</text:p>
      <text:p text:style-name="P1">012101220102120210201201120012</text:p>
      <text:p text:style-name="P1">0--0--121--1--101--0--22--0--010--2--1021--2--212--1--202--2--0210--3--2102--2--020--2--2012--3--0120--3--1201--1--11--0--2--0--00--0--1--0--2</text:p>
      <text:p text:style-name="P1">012101220102012021021201120021</text:p>
      <text:p text:style-name="P1">0--0--121--1--101--0--22--0--010--1--020--2--2012--3--0120--2--202--2--0210--3--2102--3--1021--2--212--2--1201--1--11--0--2--0--00--0--2--0--1</text:p>
      <text:p text:style-name="P1">012101220102012021021201120012</text:p>
      <text:p text:style-name="P1">0--0--121--1--101--0--22--0--010--1--020--2--2012--3--0120--2--202--2--0210--3--2102--3--1021--2--212--2--1201--1--11--0--2--0--00--0--1--0--2</text:p>
      <text:p text:style-name="P1">012101220102012011202102120021</text:p>
      <text:p text:style-name="P1">0--0--121--1--101--0--22--0--010--1--020--2--2012--3--0120--3--1201--1--11--0--202--2--0210--3--2102--3--1021--2--212--0--00--0--2--0--1</text:p>
      <text:p text:style-name="P1">012101220102012011202102120012</text:p>
      <text:p text:style-name="P1">0--0--121--1--101--0--22--0--010--1--020--2--2012--3--0120--3--1201--1--11--0--202--2--0210--3--2102--3--1021--2--212--0--00--0--1--0--2</text:p>
      <text:p text:style-name="P1">012101220102011201202102120021</text:p>
      <text:p text:style-name="P1">0--0--121--1--101--0--22--0--010--1--020--0--11--1--1201--3--2012--3--0120--2--202--2--0210--3--2102--3--1021--2--212--0--00--0--2--0--1</text:p>
      <text:p text:style-name="P1">012101220102011201202102120012</text:p>
      <text:p text:style-name="P1">0--0--121--1--101--0--22--0--010--1--020--0--11--1--1201--3--2012--3--0120--2--202--2--0210--3--2102--3--1021--2--212--0--00--0--1--0--2</text:p>
      <text:p text:style-name="P1">012101220102011202102120120021</text:p>
      <text:p text:style-name="P1">0--0--121--1--101--0--22--0--010--1--020--0--11--0--202--2--0210--3--2102--3--1021--2--212--2--1201--3--2012--3--0120--1--00--0--2--0--1</text:p>
      <text:p text:style-name="P1">012101220102011202102120120012</text:p>
      <text:p text:style-name="P1">0--0--121--1--101--0--22--0--010--1--020--0--11--0--202--2--0210--3--2102--3--1021--2--212--2--1201--3--2012--3--0120--1--00--0--1--0--2</text:p>
      <text:p text:style-name="P1">012102101220102011202120120021</text:p>
      <text:p text:style-name="P1">0--0--121--2--2102--3--1021--3--0210--2--101--0--22--0--010--1--020--0--11--0--202--1--212--2--1201--3--2012--3--0120--1--00--0--2--0--1</text:p>
      <text:p text:style-name="P1">012102101220102011202120120012</text:p>
      <text:p text:style-name="P1">0--0--121--2--2102--3--1021--3--0210--2--101--0--22--0--010--1--020--0--11--0--202--1--212--2--1201--3--2012--3--0120--1--00--0--1--0--2</text:p>
      <text:p text:style-name="P1">012102101220102011201202120021</text:p>
      <text:p text:style-name="P1"><text:soft-page-break/>0--0--121--2--2102--3--1021--3--0210--2--101--0--22--0--010--1--020--0--11--1--1201--3--2012--3--0120--2--202--1--212--0--00--0--2--0--1</text:p>
      <text:p text:style-name="P1">012102101220102011201202120012</text:p>
      <text:p text:style-name="P1">0--0--121--2--2102--3--1021--3--0210--2--101--0--22--0--010--1--020--0--11--1--1201--3--2012--3--0120--2--202--1--212--0--00--0--1--0--2</text:p>
      <text:p text:style-name="P1">012102101220102012011202120021</text:p>
      <text:p text:style-name="P1">0--0--121--2--2102--3--1021--3--0210--2--101--0--22--0--010--1--020--2--2012--3--0120--3--1201--1--11--0--202--1--212--0--00--0--2--0--1</text:p>
      <text:p text:style-name="P1">012102101220102012011202120012</text:p>
      <text:p text:style-name="P1">0--0--121--2--2102--3--1021--3--0210--2--101--0--22--0--010--1--020--2--2012--3--0120--3--1201--1--11--0--202--1--212--0--00--0--1--0--2</text:p>
      <text:p text:style-name="P1">012102101220102012021201120021</text:p>
      <text:p text:style-name="P1">0--0--121--2--2102--3--1021--3--0210--2--101--0--22--0--010--1--020--2--2012--3--0120--2--202--1--212--2--1201--1--11--0--2--0--00--0--2--0--1</text:p>
      <text:p text:style-name="P1">012102101220102012021201120012</text:p>
      <text:p text:style-name="P1">0--0--121--2--2102--3--1021--3--0210--2--101--0--22--0--010--1--020--2--2012--3--0120--2--202--1--212--2--1201--1--11--0--2--0--00--0--1--0--2</text:p>
      <text:p text:style-name="P1">012102101220112021201020120021</text:p>
      <text:p text:style-name="P1">0--0--121--2--2102--3--1021--3--0210--2--101--0--22--0--0--0--11--0--202--1--212--2--1201--2--010--1--020--2--2012--3--0120--1--00--0--2--0--1</text:p>
      <text:p text:style-name="P1">012102101220112021201020120012</text:p>
      <text:p text:style-name="P1">0--0--121--2--2102--3--1021--3--0210--2--101--0--22--0--0--0--11--0--202--1--212--2--1201--2--010--1--020--2--2012--3--0120--1--00--0--1--0--2</text:p>
      <text:p text:style-name="P1">012102101220112010201202120021</text:p>
      <text:p text:style-name="P1">0--0--121--2--2102--3--1021--3--0210--2--101--0--22--0--0--0--11--1--1201--2--010--1--020--2--2012--3--0120--2--202--1--212--0--00--0--2--0--1</text:p>
      <text:p text:style-name="P1">012102101220112010201202120012</text:p>
      <text:p text:style-name="P1">0--0--121--2--2102--3--1021--3--0210--2--101--0--22--0--0--0--11--1--1201--2--010--1--020--2--2012--3--0120--2--202--1--212--0--00--0--1--0--2</text:p>
      <text:p text:style-name="P1">012102101220120102011202120021</text:p>
      <text:p text:style-name="P1">0--0--121--2--2102--3--1021--3--0210--2--101--0--22--1--2012--3--0120--3--1201--2--010--1--020--0--11--0--202--1--212--0--00--0--2--0--1</text:p>
      <text:p text:style-name="P1">012102101220120102011202120012</text:p>
      <text:p text:style-name="P1">0--0--121--2--2102--3--1021--3--0210--2--101--0--22--1--2012--3--0120--3--1201--2--010--1--020--0--11--0--202--1--212--0--00--0--1--0--2</text:p>
      <text:p text:style-name="P1">012102101220120212010201120021</text:p>
      <text:p text:style-name="P1">0--0--121--2--2102--3--1021--3--0210--2--101--0--22--1--2012--3--<text:span text:style-name="T5">0120--2--202--1--212--2--1201--2--010</text:span>--1--020--0--11--0--2--0--00--0--2--0--1</text:p>
      <text:p text:style-name="P1">012102101220120212010201120012</text:p>
      <text:p text:style-name="P1">0--0--121--2--2102--3--1021--3--0210--2--101--0--22--1--2012--3--<text:span text:style-name="T5">0120--2--202--1--212--2--1201--2--010</text:span>--1--020--0--11--0--2--0--00--0--1--0--2</text:p>
      <text:p text:style-name="P1">012102101201220102011202120021</text:p>
      <text:p text:style-name="P1">0--0--121--2--2102--3--1021--3--0210--2--101--2--0120--3--1201--3--2012--1--22--0--010--1--020--0--11--0--202--1--212--0--00--0--2--0--1</text:p>
      <text:p text:style-name="P1">012102101201220102011202120012</text:p>
      <text:p text:style-name="P1">0--0--121--2--2102--3--1021--3--0210--2--101--2--0120--3--1201--3--2012--1--22--0--010--1--020--0--11--0--202--1--212--0--00--0--1--0--2</text:p>
      <text:p text:style-name="P1">012102101201020122011202120021</text:p>
      <text:p text:style-name="P1">0--0--121--2--2102--3--1021--3--0210--2--101--2--0120--3--1201--2--010--1--020--2--2012--1--22--0--0--0--11--0--202--1--212--0--00--0--2--0--1</text:p>
      <text:p text:style-name="P1">012102101201020122011202120012</text:p>
      <text:p text:style-name="P1"><text:soft-page-break/>0--0--121--2--2102--3--1021--3--0210--2--101--2--0120--3--1201--2--010--1--020--2--2012--1--22--0--0--0--11--0--202--1--212--0--00--0--1--0--2</text:p>
      <text:p text:style-name="P1">012102101202120122010201120021</text:p>
      <text:p text:style-name="P1">0--0--121--2--2102--3--1021--3--0210--2--101--2--0120--2--202--1--212--2--1201--3--2012--1--22--0--010--1--020--0--11--0--2--0--00--0--2--0--1</text:p>
      <text:p text:style-name="P1">012102101202120122010201120012</text:p>
      <text:p text:style-name="P1">0--0--121--2--2102--3--1021--3--0210--2--101--2--0120--2--202--1--212--2--1201--3--2012--1--22--0--010--1--020--0--11--0--2--0--00--0--1--0--2</text:p>
      <text:p text:style-name="P1">012102101202120102012201120021</text:p>
      <text:p text:style-name="P1">0--0--121--2--2102--3--1021--3--0210--2--101--2--<text:span text:style-name="T5">0120--2--202--1--212--2--1201--2--010</text:span>--1--<text:span text:style-name="T6">020--2--2012--1--22--0--0--0--11--0--2--0--00</text:span>--0--2--0--1</text:p>
      <text:p text:style-name="P1">012102101202120102012201120012</text:p>
      <text:p text:style-name="P1">0--0--121--2--2102--3--1021--3--0210--2--101--2--<text:span text:style-name="T5">0120--2--202--1--212--2--1201--2--010</text:span>--1--<text:span text:style-name="T6">020--2--2012--1--22--0--0--0--11--0--2--0--00</text:span>--0--1--0--2</text:p>
      <text:p text:style-name="P1">012102120120210122010201120021</text:p>
      <text:p text:style-name="P1">0--0--121--2--2102--3--1021--2--212--2--1201--3--2012--3--0120--2--202--2--0210--2--101--0--22--0--010--1--020--0--11--0--2--0--00--0--2--0--1</text:p>
      <text:p text:style-name="P1">012102120120210122010201120012</text:p>
      <text:p text:style-name="P1">0--0--121--2--2102--3--1021--2--212--2--1201--3--2012--3--0120--2--202--2--0210--2--101--0--22--0--010--1--020--0--11--0--2--0--00--0--1--0--2</text:p>
      <text:p text:style-name="P1">012102120122010201120210120021</text:p>
      <text:p text:style-name="P1">0--0--121--2--2102--3--1021--2--212--2--1201--3--2012--1--22--0--010--1--020--0--11--0--202--2--0210--2--101--2--0120--1--00--0--2--0--1</text:p>
      <text:p text:style-name="P1">012102120122010201120210120012</text:p>
      <text:p text:style-name="P1">0--0--121--2--2102--3--1021--2--212--2--1201--3--2012--1--22--0--010--1--020--0--11--0--202--2--0210--2--101--2--0120--1--00--0--1--0--2</text:p>
      <text:p text:style-name="P1">012102120112021012201020120021</text:p>
      <text:p text:style-name="P1">0--0--121--2--2102--3--1021--2--212--2--1201--1--11--0--202--2--0210--2--101--0--22--0--010--1--020--2--2012--3--0120--1--00--0--2--0--1</text:p>
      <text:p text:style-name="P1">012102120112021012201020120012</text:p>
      <text:p text:style-name="P1">0--0--121--2--2102--3--1021--2--212--2--1201--1--11--0--202--2--0210--2--101--0--22--0--010--1--020--2--2012--3--0120--1--00--0--1--0--2</text:p>
      <text:p text:style-name="P1">012102120102012021012201120021</text:p>
      <text:p text:style-name="P1">0--0--121--2--2102--3--1021--2--212--2--1201--2--010--1--020--2--2012--3--0120--2--202--2--<text:span text:style-name="T7">020--2--2012--2--121--2--2102--3--1021</text:span>--0--2--0--1</text:p>
      <text:p text:style-name="P1">012102120102012021012201120012</text:p>
      <text:p text:style-name="P1">0--0--121--2--2102--3--1021--2--212--2--1201--2--010--1--020--2--2012--3--0120--2--202--2--<text:span text:style-name="T7">020--2--2012--2--121--2--2102--3--1021</text:span>--0--1--0--2</text:p>
      <text:p text:style-name="P1">012102120102012201120210120021</text:p>
      <text:p text:style-name="P1">0--0--121--2--2102--3--1021--2--212--2--1201--2--010--1--020--2--2012--1--22--0--0--0--11--0--202--2--0210--2--101--2--0120--1--00--0--2--0--1</text:p>
      <text:p text:style-name="P1">012102120102012201120210120012</text:p>
      <text:p text:style-name="P1">0--0--121--2--2102--3--1021--2--212--2--1201--2--010--1--020--2--2012--1--22--0--0--0--11--0--202--2--0210--2--101--2--0120--1--00--0--1--0--2</text:p>
      <text:p text:style-name="P1">012102120102011202101220120021</text:p>
      <text:p text:style-name="P1">0--0--121--2--2102--3--1021--2--212--2--1201--2--010--1--020--0--11--0--202--2--0210--2--101--0--22--1--2012--3--0120--1--00--0--2--0--1</text:p>
      <text:p text:style-name="P1">012102120102011202101220120012</text:p>
      <text:p text:style-name="P1">0--0--121--2--2102--3--1021--2--212--2--1201--2--010--1--020--0--11--0--202--2--0210--2--101--0--22--1--2012--3--0120--1--00--0--1--0--2</text:p>
      <text:p text:style-name="P1">012102120210122010201120120021</text:p>
      <text:p text:style-name="P1"><text:soft-page-break/>0--0--121--2--2102--3--1021--2--212--1--202--2--0210--2--101--0--22--0--010--1--020--0--11--1--1201--3--2012--3--0120--1--00--0--2--0--1</text:p>
      <text:p text:style-name="P1">012102120210122010201120120012</text:p>
      <text:p text:style-name="P1">0--0--121--2--2102--3--1021--2--212--1--202--2--0210--2--101--0--22--0--010--1--020--0--11--1--1201--3--2012--3--0120--1--00--0--1--0--2</text:p>
      <text:p text:style-name="P1">012102120210122010201201120021</text:p>
      <text:p text:style-name="P1">0--0--121--2--2102--3--1021--2--212--1--202--2--0210--2--101--0--22--0--010--1--020--2--2012--3--0120--3--1201--1--11--0--2--0--00--0--2--0--1</text:p>
      <text:p text:style-name="P1">012102120210122010201201120012</text:p>
      <text:p text:style-name="P1">0--0--121--2--2102--3--1021--2--212--1--202--2--0210--2--101--0--22--0--010--1--020--2--2012--3--0120--3--1201--1--11--0--2--0--00--0--1--0--2</text:p>
      <text:p text:style-name="P1">012102120210122011201020120021</text:p>
      <text:p text:style-name="P1">0--0--121--2--2102--3--1021--2--212--1--202--2--0210--2--101--0--22--0--0--0--11--1--1201--2--010--1--020--2--2012--3--0120--1--00--0--2--0--1</text:p>
      <text:p text:style-name="P1">012102120210122011201020120012</text:p>
      <text:p text:style-name="P1">0--0--121--2--2102--3--1021--2--212--1--202--2--0210--2--101--0--22--0--0--0--11--1--1201--2--010--1--020--2--2012--3--0120--1--00--0--1--0--2</text:p>
      <text:p text:style-name="P1">012102120210122012010201120021</text:p>
      <text:p text:style-name="P1">0--0--121--2--2102--3--1021--2--212--1--202--2--0210--2--101--0--22--1--2012--3--0120--3--1201--2--010--1--020--0--11--0--2--0--00--0--2--0--1</text:p>
      <text:p text:style-name="P1">012102120210122012010201120012</text:p>
      <text:p text:style-name="P1">0--0--121--2--2102--3--1021--2--212--1--202--2--0210--2--101--0--22--1--2012--3--0120--3--1201--2--010--1--020--0--11--0--2--0--00--0--1--0--2</text:p>
      <text:p text:style-name="P1">012102120210120122010201120021</text:p>
      <text:p text:style-name="P1">0--0--121--2--2102--3--1021--2--212--1--202--2--0210--2--101--2--0120--3--1201--3--2012--1--22--0--010--1--020--0--11--0--2--0--00--0--2--0--1</text:p>
      <text:p text:style-name="P1">012102120210120122010201120012</text:p>
      <text:p text:style-name="P1">0--0--121--2--2102--3--1021--2--212--1--202--2--0210--2--101--2--0120--3--1201--3--2012--1--22--0--010--1--020--0--11--0--2--0--00--0--1--0--2</text:p>
      <text:p text:style-name="P1">012102120210120102012201120021</text:p>
      <text:p text:style-name="P1">0--0--121--2--2102--3--1021--2--212--1--202--2--0210--2--101--2--0120--3--1201--2--010--1--<text:span text:style-name="T6">020--2--2012--1--22--0--0--0--11--0--2--0--00</text:span>--0--2--0--1</text:p>
      <text:p text:style-name="P1">012102120210120102012201120012</text:p>
      <text:p text:style-name="P1">0--0--121--2--2102--3--1021--2--212--1--202--2--0210--2--101--2--0120--3--1201--2--010--1--<text:span text:style-name="T6">020--2--2012--1--22--0--0--0--11--0--2--0--00</text:span>--0--1--0--2</text:p>
      <text:p text:style-name="P1">012102012021201021012201120021</text:p>
      <text:p text:style-name="P1">0--0--121--2--2102--2--020--2--2012--3--<text:span text:style-name="T5">0120--2--202--1--212--2--1201--2--010</text:span>--2--1021--3--<text:span text:style-name="T7">020--2--2012--2--121--2--2102--3--1021</text:span>--0--2--0--1</text:p>
      <text:p text:style-name="P1">012102012021201021012201120012</text:p>
      <text:p text:style-name="P1">0--0--121--2--2102--2--020--2--2012--3--<text:span text:style-name="T5">0120--2--202--1--212--2--1201--2--010</text:span>--2--1021--3--<text:span text:style-name="T7">020--2--2012--2--121--2--2102--3--1021</text:span>--0--1--0--2</text:p>
      <text:p text:style-name="P1">012102012021012201120102120021</text:p>
      <text:p text:style-name="P1">0--0--121--2--2102--2--020--2--2012--3--0120--2--202--2--0210--2--101--0--22--0--0--0--11--1--1201--2--010--2--1021--2--212--0--00--0--2--0--1</text:p>
      <text:p text:style-name="P1">012102012021012201120102120012</text:p>
      <text:p text:style-name="P1">0--0--121--2--2102--2--020--2--2012--3--0120--2--202--2--0210--2--101--0--22--0--0--0--11--1--1201--2--010--2--1021--2--212--0--00--0--1--0--2</text:p>
      <text:p text:style-name="P1">012102012021012201021201120021</text:p>
      <text:p text:style-name="P1">0--0--121--2--2102--2--020--2--2012--3--0120--2--202--2--0210--2--101--0--22--0--010--2--1021--2--212--2--1201--1--11--0--2--0--00--0--2--0--1</text:p>
      <text:p text:style-name="P1">012102012021012201021201120012</text:p>
      <text:p text:style-name="P1"><text:soft-page-break/>0--0--121--2--2102--2--020--2--2012--3--0120--2--202--2--0210--2--101--0--22--0--010--2--1021--2--212--2--1201--1--11--0--2--0--00--0--1--0--2</text:p>
      <text:p text:style-name="P1">012102012010212021012201120021</text:p>
      <text:p text:style-name="P1">0--0--121--2--2102--2--020--2--2012--3--0120--3--1201--2--010--2--1021--2--212--1--202--2--<text:span text:style-name="T7">020--2--2012--2--121--2--2102--3--1021</text:span>--0--2--0--1</text:p>
      <text:p text:style-name="P1">012102012010212021012201120012</text:p>
      <text:p text:style-name="P1">0--0--121--2--2102--2--020--2--2012--3--0120--3--1201--2--010--2--1021--2--212--1--202--2--<text:span text:style-name="T7">020--2--2012--2--121--2--2102--3--1021</text:span>--0--1--0--2</text:p>
      <text:p text:style-name="P1">012102012010210122011202120021</text:p>
      <text:p text:style-name="P1">0--0--121--2--2102--2--020--2--2012--3--0120--3--1201--2--010--2--1021--3--0210--2--101--0--22--0--0--0--11--0--202--1--212--0--00--0--2--0--1</text:p>
      <text:p text:style-name="P1">012102012010210122011202120012</text:p>
      <text:p text:style-name="P1">0--0--121--2--2102--2--020--2--2012--3--0120--3--1201--2--010--2--1021--3--0210--2--101--0--22--0--0--0--11--0--202--1--212--0--00--0--1--0--2</text:p>
      <text:p text:style-name="P1">012102012011202101220102120021</text:p>
      <text:p text:style-name="P1">0--0--121--2--2102--2--020--2--2012--3--0120--3--1201--1--11--0--202--2--0210--2--101--0--22--0--010--2--1021--2--212--0--00--0--2--0--1</text:p>
      <text:p text:style-name="P1">012102012011202101220102120012</text:p>
      <text:p text:style-name="P1">0--0--121--2--2102--2--020--2--2012--3--0120--3--1201--1--11--0--202--2--0210--2--101--0--22--0--010--2--1021--2--212--0--00--0--1--0--2</text:p>
      <text:p text:style-name="P1">012102012201120102101202120021</text:p>
      <text:p text:style-name="P1">0--0--121--2--2102--2--020--2--2012--1--22--0--0--0--11--1--1201--2--010--2--1021--3--0210--2--101--2--0120--2--202--1--212--0--00--0--2--0--1</text:p>
      <text:p text:style-name="P1">012102012201120102101202120012</text:p>
      <text:p text:style-name="P1">0--0--121--2--2102--2--020--2--2012--1--22--0--0--0--11--1--1201--2--010--2--1021--3--0210--2--101--2--0120--2--202--1--212--0--00--0--1--0--2</text:p>
      <text:p text:style-name="P1">012102012201120102120210120021</text:p>
      <text:p text:style-name="P1">0--0--121--2--2102--2--020--2--2012--1--22--0--0--0--11--1--1201--2--010--2--1021--2--212--1--202--2--0210--2--101--2--0120--1--00--0--2--0--1</text:p>
      <text:p text:style-name="P1">012102012201120102120210120012</text:p>
      <text:p text:style-name="P1">0--0--121--2--2102--2--020--2--2012--1--22--0--0--0--11--1--1201--2--010--2--1021--2--212--1--202--2--0210--2--101--2--0120--1--00--0--1--0--2</text:p>
      <text:p text:style-name="P1">012102012201120210120102120021</text:p>
      <text:p text:style-name="P1">0--0--121--2--2102--2--020--2--2012--1--22--0--0--0--11--0--202--2--0210--2--101--2--0120--3--1201--2--010--2--1021--2--212--0--00--0--2--0--1</text:p>
      <text:p text:style-name="P1">012102012201120210120102120012</text:p>
      <text:p text:style-name="P1">0--0--121--2--2102--2--020--2--2012--1--22--0--0--0--11--0--202--2--0210--2--101--2--0120--3--1201--2--010--2--1021--2--212--0--00--0--1--0--2</text:p>
      <text:p text:style-name="P1">012102012201120212010210120021</text:p>
      <text:p text:style-name="P1">0--0--121--2--2102--2--020--2--2012--1--22--0--0--0--11--0--202--1--212--2--1201--2--010--2--1021--3--0210--2--101--2--0120--1--00--0--2--0--1</text:p>
      <text:p text:style-name="P1">012102012201120212010210120012</text:p>
      <text:p text:style-name="P1">0--0--121--2--2102--2--020--2--2012--1--22--0--0--0--11--0--202--1--212--2--1201--2--010--2--1021--3--0210--2--101--2--0120--1--00--0--1--0--2</text:p>
      <text:p text:style-name="P1">012102012201021012011202120021</text:p>
      <text:p text:style-name="P1">0--0--121--2--2102--2--020--2--2012--1--22--0--010--2--1021--3--0210--2--101--2--0120--3--1201--1--11--0--202--1--212--0--00--0--2--0--1</text:p>
      <text:p text:style-name="P1">012102012201021012011202120012</text:p>
      <text:p text:style-name="P1">0--0--121--2--2102--2--020--2--2012--1--22--0--010--2--1021--3--0210--2--101--2--0120--3--1201--1--11--0--202--1--212--0--00--0--1--0--2</text:p>
      <text:p text:style-name="P1">012102012201021012021201120021</text:p>
      <text:p text:style-name="P1"><text:soft-page-break/>0--0--121--2--2102--2--020--2--2012--1--22--0--010--2--1021--3--0210--2--101--2--0120--2--202--1--212--2--1201--1--11--0--2--0--00--0--2--0--1</text:p>
      <text:p text:style-name="P1">012102012201021012021201120012</text:p>
      <text:p text:style-name="P1">0--0--121--2--2102--2--020--2--2012--1--22--0--010--2--1021--3--0210--2--101--2--0120--2--202--1--212--2--1201--1--11--0--2--0--00--0--1--0--2</text:p>
      <text:p text:style-name="P1">012102012201021201120210120021</text:p>
      <text:p text:style-name="P1">0--0--121--2--2102--2--020--2--2012--1--22--0--010--2--1021--2--212--2--1201--1--11--0--202--2--0210--2--101--2--0120--1--00--0--2--0--1</text:p>
      <text:p text:style-name="P1">012102012201021201120210120012</text:p>
      <text:p text:style-name="P1">0--0--121--2--2102--2--020--2--2012--1--22--0--010--2--1021--2--212--2--1201--1--11--0--202--2--0210--2--101--2--0120--1--00--0--1--0--2</text:p>
      <text:p text:style-name="P1">012102012201021202101201120021</text:p>
      <text:p text:style-name="P1">0--0--121--2--2102--2--020--2--2012--1--22--0--010--2--1021--2--212--1--202--2--0210--2--101--2--0120--3--1201--1--11--0--2--0--00--0--2--0--1</text:p>
      <text:p text:style-name="P1">012102012201021202101201120012</text:p>
      <text:p text:style-name="P1">0--0--121--2--2102--2--020--2--2012--1--22--0--010--2--1021--2--212--1--202--2--0210--2--101--2--0120--3--1201--1--11--0--2--0--00--0--1--0--2</text:p>
      <text:p text:style-name="P1">012102011201202101220102120021</text:p>
      <text:p text:style-name="P1">0--0--121--2--2102--2--020--0--11--1--1201--3--2012--3--0120--2--202--2--0210--2--101--0--22--0--010--2--1021--2--212--0--00--0--2--0--1</text:p>
      <text:p text:style-name="P1">012102011201202101220102120012</text:p>
      <text:p text:style-name="P1">0--0--121--2--2102--2--020--0--11--1--1201--3--2012--3--0120--2--202--2--0210--2--101--0--22--0--010--2--1021--2--212--0--00--0--1--0--2</text:p>
      <text:p text:style-name="P1">012102011201220102101202120021</text:p>
      <text:p text:style-name="P1">0--0--121--2--2102--2--020--0--11--1--1201--3--2012--1--22--0--010--2--1021--3--0210--2--101--2--0120--2--202--1--212--0--00--0--2--0--1</text:p>
      <text:p text:style-name="P1">012102011201220102101202120012</text:p>
      <text:p text:style-name="P1">0--0--121--2--2102--2--020--0--11--1--1201--3--2012--1--22--0--010--2--1021--3--0210--2--101--2--0120--2--202--1--212--0--00--0--1--0--2</text:p>
      <text:p text:style-name="P1">012102011201220102120210120021</text:p>
      <text:p text:style-name="P1">0--0--121--2--2102--2--020--0--11--1--1201--3--2012--1--22--0--010--2--1021--2--212--1--202--2--0210--2--101--2--0120--1--00--0--2--0--1</text:p>
      <text:p text:style-name="P1">012102011201220102120210120012</text:p>
      <text:p text:style-name="P1">0--0--121--2--2102--2--020--0--11--1--1201--3--2012--1--22--0--010--2--1021--2--212--1--202--2--0210--2--101--2--0120--1--00--0--1--0--2</text:p>
      <text:p text:style-name="P1">012102011201021012201202120021</text:p>
      <text:p text:style-name="P1">0--0--121--2--2102--2--020--0--11--1--1201--2--010--2--1021--3--0210--2--101--0--22--1--2012--3--0120--2--202--1--212--0--00--0--2--0--1</text:p>
      <text:p text:style-name="P1">012102011201021012201202120012</text:p>
      <text:p text:style-name="P1">0--0--121--2--2102--2--020--0--11--1--1201--2--010--2--1021--3--0210--2--101--0--22--1--2012--3--0120--2--202--1--212--0--00--0--1--0--2</text:p>
      <text:p text:style-name="P1">012102011201021202101220120021</text:p>
      <text:p text:style-name="P1">0--0--121--2--2102--2--020--0--11--1--1201--2--010--2--1021--2--212--1--202--2--0210--2--101--0--22--1--2012--3--0120--1--00--0--2--0--1</text:p>
      <text:p text:style-name="P1">012102011201021202101220120012</text:p>
      <text:p text:style-name="P1">0--0--121--2--2102--2--020--0--11--1--1201--2--010--2--1021--2--212--1--202--2--0210--2--101--0--22--1--2012--3--0120--1--00--0--1--0--2</text:p>
      <text:p text:style-name="P1">012102011202101220102120120021</text:p>
      <text:p text:style-name="P1">0--0--121--2--2102--2--020--0--11--0--202--2--0210--2--101--0--22--0--010--2--1021--2--212--2--1201--3--2012--3--0120--1--00--0--2--0--1</text:p>
      <text:p text:style-name="P1">012102011202101220102120120012</text:p>
      <text:p text:style-name="P1"><text:soft-page-break/>0--0--121--2--2102--2--020--0--11--0--202--2--0210--2--101--0--22--0--010--2--1021--2--212--2--1201--3--2012--3--0120--1--00--0--1--0--2</text:p>
      <text:p text:style-name="P1">012102011202101220120102120021</text:p>
      <text:p text:style-name="P1">0--0--121--2--2102--2--020--0--11--0--202--2--0210--2--101--0--22--1--2012--3--0120--3--1201--2--010--2--1021--2--212--0--00--0--2--0--1</text:p>
      <text:p text:style-name="P1">012102011202101220120102120012</text:p>
      <text:p text:style-name="P1">0--0--121--2--2102--2--020--0--11--0--202--2--0210--2--101--0--22--1--2012--3--0120--3--1201--2--010--2--1021--2--212--0--00--0--1--0--2</text:p>
      <text:p text:style-name="P1">012102011202101201220102120021</text:p>
      <text:p text:style-name="P1">0--0--121--2--2102--2--020--0--11--0--202--2--0210--2--101--2--0120--3--1201--3--2012--1--22--0--010--2--1021--2--212--0--00--0--2--0--1</text:p>
      <text:p text:style-name="P1">012102011202101201220102120012</text:p>
      <text:p text:style-name="P1">0--0--121--2--2102--2--020--0--11--0--202--2--0210--2--101--2--0120--3--1201--3--2012--1--22--0--010--2--1021--2--212--0--00--0--1--0--2</text:p>
      <text:p text:style-name="P1">012102011202120122010210120021</text:p>
      <text:p text:style-name="P1">0--0--121--2--2102--2--020--0--11--0--202--1--212--2--1201--3--2012--1--22--0--010--2--1021--3--0210--2--101--2--0120--1--00--0--2--0--1</text:p>
      <text:p text:style-name="P1">012102011202120122010210120012</text:p>
      <text:p text:style-name="P1">0--0--121--2--2102--2--020--0--11--0--202--1--212--2--1201--3--2012--1--22--0--010--2--1021--3--0210--2--101--2--0120--1--00--0--1--0--2</text:p>
      <text:p text:style-name="P1">012102011202120102101220120021</text:p>
      <text:p text:style-name="P1">0--0--121--2--2102--2--020--0--11--0--202--1--212--2--1201--2--010--2--1021--3--0210--2--101--0--22--1--2012--3--0120--1--00--0--2--0--1</text:p>
      <text:p text:style-name="P1">012102011202120102101220120012</text:p>
      <text:p text:style-name="P1">0--0--121--2--2102--2--020--0--11--0--202--1--212--2--1201--2--010--2--1021--3--0210--2--101--0--22--1--2012--3--0120--1--00--0--1--0--2</text:p>
      <text:p text:style-name="P1">012102010210122011202120120021</text:p>
      <text:p text:style-name="P1">0--0--121--2--2102--2--020--1--010--2--1021--3--0210--2--101--0--22--0--0--0--11--0--202--1--212--2--1201--3--2012--3--0120--1--00--0--2--0--1</text:p>
      <text:p text:style-name="P1">012102010210122011202120120012</text:p>
      <text:p text:style-name="P1">0--0--121--2--2102--2--020--1--010--2--1021--3--0210--2--101--0--22--0--0--0--11--0--202--1--212--2--1201--3--2012--3--0120--1--00--0--1--0--2</text:p>
      <text:p text:style-name="P1">012102010210122011201202120021</text:p>
      <text:p text:style-name="P1">0--0--121--2--2102--2--020--1--010--2--1021--3--0210--2--101--0--22--0--0--0--11--1--1201--3--2012--3--0120--2--202--1--212--0--00--0--2--0--1</text:p>
      <text:p text:style-name="P1">012102010210122011201202120012</text:p>
      <text:p text:style-name="P1">0--0--121--2--2102--2--020--1--010--2--1021--3--0210--2--101--0--22--0--0--0--11--1--1201--3--2012--3--0120--2--202--1--212--0--00--0--1--0--2</text:p>
      <text:p text:style-name="P1">012102010210122012011202120021</text:p>
      <text:p text:style-name="P1">0--0--121--2--2102--2--020--1--010--2--1021--3--0210--2--101--0--22--1--2012--3--0120--3--1201--1--11--0--202--1--212--0--00--0--2--0--1</text:p>
      <text:p text:style-name="P1">012102010210122012011202120012</text:p>
      <text:p text:style-name="P1">0--0--121--2--2102--2--020--1--010--2--1021--3--0210--2--101--0--22--1--2012--3--0120--3--1201--1--11--0--202--1--212--0--00--0--1--0--2</text:p>
      <text:p text:style-name="P1">012102010210122012021201120021</text:p>
      <text:p text:style-name="P1">0--0--121--2--2102--2--020--1--010--2--1021--3--0210--2--101--0--22--1--2012--3--0120--2--202--1--212--2--1201--1--11--0--2--0--00--0--2--0--1</text:p>
      <text:p text:style-name="P1">012102010210122012021201120012</text:p>
      <text:p text:style-name="P1">0--0--121--2--2102--2--020--1--010--2--1021--3--0210--2--101--0--22--1--2012--3--0120--2--202--1--212--2--1201--1--11--0--2--0--00--0--1--0--2</text:p>
      <text:p text:style-name="P1">012102010210120122011202120021</text:p>
      <text:p text:style-name="P1"><text:soft-page-break/>0--0--121--2--2102--2--020--1--010--2--1021--3--0210--2--101--2--0120--3--1201--3--2012--1--22--0--0--0--11--0--202--1--212--0--00--0--2--0--1</text:p>
      <text:p text:style-name="P1">012102010210120122011202120012</text:p>
      <text:p text:style-name="P1">0--0--121--2--2102--2--020--1--010--2--1021--3--0210--2--101--2--0120--3--1201--3--2012--1--22--0--0--0--11--0--202--1--212--0--00--0--1--0--2</text:p>
      <text:p text:style-name="P1">012102010210120212012201120021</text:p>
      <text:p text:style-name="P1">0--0--121--2--2102--2--020--1--010--2--1021--3--0210--2--101--2--0120--2--202--1--212--2--1201--3--2012--1--22--0--0--0--11--0--2--0--00--0--2--0--1</text:p>
      <text:p text:style-name="P1">012102010210120212012201120012</text:p>
      <text:p text:style-name="P1">0--0--121--2--2102--2--020--1--010--2--1021--3--0210--2--101--2--0120--2--202--1--212--2--1201--3--2012--1--22--0--0--0--11--0--2--0--00--0--1--0--2</text:p>
      <text:p text:style-name="P1">012102010212012021012201120021</text:p>
      <text:p text:style-name="P1">0--0--121--2--2102--2--020--1--010--2--1021--2--212--2--1201--3--2012--3--0120--2--202--2--<text:span text:style-name="T7">020--2--2012--2--121--2--2102--3--1021</text:span>--0--2--0--1</text:p>
      <text:p text:style-name="P1">012102010212012021012201120012</text:p>
      <text:p text:style-name="P1">0--0--121--2--2102--2--020--1--010--2--1021--2--212--2--1201--3--2012--3--0120--2--202--2--<text:span text:style-name="T7">020--2--2012--2--121--2--2102--3--1021</text:span>--0--1--0--2</text:p>
      <text:p text:style-name="P1">012102010212012201120210120021</text:p>
      <text:p text:style-name="P1">0--0--121--2--2102--2--020--1--010--2--1021--2--212--2--1201--3--2012--1--22--0--0--0--11--0--202--2--0210--2--101--2--0120--1--00--0--2--0--1</text:p>
      <text:p text:style-name="P1">012102010212012201120210120012</text:p>
      <text:p text:style-name="P1">0--0--121--2--2102--2--020--1--010--2--1021--2--212--2--1201--3--2012--1--22--0--0--0--11--0--202--2--0210--2--101--2--0120--1--00--0--1--0--2</text:p>
      <text:p text:style-name="P1">012102010212011202101220120021</text:p>
      <text:p text:style-name="P1">0--0--121--2--2102--2--020--1--010--2--1021--2--212--2--1201--1--11--0--202--2--0210--2--101--0--22--1--2012--3--0120--1--00--0--2--0--1</text:p>
      <text:p text:style-name="P1">012102010212011202101220120012</text:p>
      <text:p text:style-name="P1">0--0--121--2--2102--2--020--1--010--2--1021--2--212--2--1201--1--11--0--202--2--0210--2--101--0--22--1--2012--3--0120--1--00--0--1--0--2</text:p>
      <text:p text:style-name="P1">012102010212021012201120120021</text:p>
      <text:p text:style-name="P1">0--0--121--2--2102--2--020--1--010--2--1021--2--212--1--202--2--0210--2--101--0--22--0--0--0--11--1--1201--3--2012--3--0120--1--00--0--2--0--1</text:p>
      <text:p text:style-name="P1">012102010212021012201120120012</text:p>
      <text:p text:style-name="P1">0--0--121--2--2102--2--020--1--010--2--1021--2--212--1--202--2--0210--2--101--0--22--0--0--0--11--1--1201--3--2012--3--0120--1--00--0--1--0--2</text:p>
      <text:p text:style-name="P1">012102010212021012201201120021</text:p>
      <text:p text:style-name="P1">0--0--121--2--2102--2--020--1--010--2--1021--2--212--1--202--2--0210--2--101--0--22--1--2012--3--0120--3--1201--1--11--0--2--0--00--0--2--0--1</text:p>
      <text:p text:style-name="P1">012102010212021012201201120012</text:p>
      <text:p text:style-name="P1">0--0--121--2--2102--2--020--1--010--2--1021--2--212--1--202--2--0210--2--101--0--22--1--2012--3--0120--3--1201--1--11--0--2--0--00--0--1--0--2</text:p>
      <text:p text:style-name="P1">012102010212021012012201120021</text:p>
      <text:p text:style-name="P1">0--0--121--2--2102--2--020--1--010--2--1021--2--212--1--202--2--0210--2--101--2--0120--3--1201--3--2012--1--22--0--0--0--11--0--2--0--00--0--2--0--1</text:p>
      <text:p text:style-name="P1">012102010212021012012201120012</text:p>
      <text:p text:style-name="P1">0--0--121--2--2102--2--020--1--010--2--1021--2--212--1--202--2--0210--2--101--2--0120--3--1201--3--2012--1--22--0--0--0--11--0--2--0--00--0--1--0--2</text:p>
      <text:p text:style-name="P1">012201202120102101210201120021</text:p>
      <text:p text:style-name="P1">0--0--1--0--22--1--2012--3--<text:span text:style-name="T5">0120--2--202--1--212--2--1201--2--010</text:span>--2--<text:span text:style-name="T1">1021--3--0210--2--101--1--121--2--2102</text:span>--2--020--0--11--0--2--0--00--0--2--0--1</text:p>
      <text:p text:style-name="P1">012201202120102101210201120012</text:p>
      <text:p text:style-name="P1"><text:soft-page-break/>0--0--1--0--22--1--2012--3--<text:span text:style-name="T5">0120--2--202--1--212--2--1201--2--010</text:span>--2--<text:span text:style-name="T1">1021--3--0210--2--101--1--121--2--2102</text:span>--2--020--0--11--0--2--0--00--0--1--0--2</text:p>
      <text:p text:style-name="P1">012201202101210212010201120021</text:p>
      <text:p text:style-name="P1">0--0--1--0--22--1--2012--3--0120--2--202--2--0210--2--101--1--121--2--2102--3--1021--2--212--2--1201--2--010--1--020--0--11--0--2--0--00--0--2--0--1</text:p>
      <text:p text:style-name="P1">012201202101210212010201120012</text:p>
      <text:p text:style-name="P1">0--0--1--0--22--1--2012--3--0120--2--202--2--0210--2--101--1--121--2--2102--3--1021--2--212--2--1201--2--010--1--020--0--11--0--2--0--00--0--1--0--2</text:p>
      <text:p text:style-name="P1">012201202101210201120102120021</text:p>
      <text:p text:style-name="P1">0--0--1--0--22--1--2012--3--0120--2--202--2--0210--2--101--1--121--2--2102--2--020--0--11--1--1201--2--010--2--1021--2--212--0--00--0--2--0--1</text:p>
      <text:p text:style-name="P1">012201202101210201120102120012</text:p>
      <text:p text:style-name="P1">0--0--1--0--22--1--2012--3--0120--2--202--2--0210--2--101--1--121--2--2102--2--020--0--11--1--1201--2--010--2--1021--2--212--0--00--0--1--0--2</text:p>
      <text:p text:style-name="P1">012201202101210201021201120021</text:p>
      <text:p text:style-name="P1">0--0--1--0--22--1--2012--3--0120--2--202--2--0210--2--101--1--121--2--2102--2--020--1--010--2--1021--2--212--2--1201--1--11--0--2--0--00--0--2--0--1</text:p>
      <text:p text:style-name="P1">012201202101210201021201120012</text:p>
      <text:p text:style-name="P1">0--0--1--0--22--1--2012--3--0120--2--202--2--0210--2--101--1--121--2--2102--2--020--1--010--2--1021--2--212--2--1201--1--11--0--2--0--00--0--1--0--2</text:p>
      <text:p text:style-name="P1">012201201020112021012102120021</text:p>
      <text:p text:style-name="P1">0--0--1--0--22--1--2012--3--0120--3--1201--2--010--1--020--0--11--0--202--2--0210--2--101--1--121--2--2102--3--1021--2--212--0--00--0--2--0--1</text:p>
      <text:p text:style-name="P1">012201201020112021012102120012</text:p>
      <text:p text:style-name="P1">0--0--1--0--22--1--2012--3--0120--3--1201--2--010--1--020--0--11--0--202--2--0210--2--101--1--121--2--2102--3--1021--2--212--0--00--0--1--0--2</text:p>
      <text:p text:style-name="P1">012201201021202101210201120021</text:p>
      <text:p text:style-name="P1">0--0--1--0--22--1--2012--3--0120--3--1201--2--010--2--1021--2--212--1--202--2--0210--2--101--1--121--2--2102--2--020--0--11--0--2--0--00--0--2--0--1</text:p>
      <text:p text:style-name="P1">012201201021202101210201120012</text:p>
      <text:p text:style-name="P1">0--0--1--0--22--1--2012--3--0120--3--1201--2--010--2--1021--2--212--1--202--2--0210--2--101--1--121--2--2102--2--020--0--11--0--2--0--00--0--1--0--2</text:p>
      <text:p text:style-name="P1">012201201021012102011202120021</text:p>
      <text:p text:style-name="P1">0--0--1--0--22--1--2012--3--0120--3--1201--2--010--2--<text:span text:style-name="T1">1021--3--0210--2--101--1--121--2--2102</text:span>--2--020--0--11--0--202--1--212--0--00--0--2--0--1</text:p>
      <text:p text:style-name="P1">012201201021012102011202120012</text:p>
      <text:p text:style-name="P1">0--0--1--0--22--1--2012--3--0120--3--1201--2--010--2--<text:span text:style-name="T1">1021--3--0210--2--101--1--121--2--2102</text:span>--2--020--0--11--0--202--1--212--0--00--0--1--0--2</text:p>
      <text:p text:style-name="P1">012201201120210121020102120021</text:p>
      <text:p text:style-name="P1">0--0--1--0--22--1--2012--3--0120--3--1201--1--11--0--202--2--0210--2--101--1--121--2--2102--2--020--1--010--2--1021--2--212--0--00--0--2--0--1</text:p>
      <text:p text:style-name="P1">012201201120210121020102120012</text:p>
      <text:p text:style-name="P1">0--0--1--0--22--1--2012--3--0120--3--1201--1--11--0--202--2--0210--2--101--1--121--2--2102--2--020--1--010--2--1021--2--212--0--00--0--1--0--2</text:p>
      <text:p text:style-name="P1">012201210120212010210201120021</text:p>
      <text:p text:style-name="P1">0--0--1--0--22--1--2012--2--121--1--101--2--<text:span text:style-name="T5">0120--2--202--1--212--2--1201--2--010</text:span>--2--1021--3--0210--3--2102--2--020--0--11--0--2--0--00--0--2--0--1</text:p>
      <text:p text:style-name="P1">012201210120212010210201120012</text:p>
      <text:p text:style-name="P1">0--0--1--0--22--1--2012--2--121--1--101--2--<text:span text:style-name="T5">0120--2--202--1--212--2--1201--2--010</text:span>--2--1021--3--0210--3--2102--2--020--0--11--0--2--0--00--0--1--0--2</text:p>
      <text:p text:style-name="P1">012201210120210212010201120021</text:p>
      <text:p text:style-name="P1"><text:soft-page-break/>0--0--1--0--22--1--2012--2--121--1--101--2--0120--2--202--2--0210--3--2102--3--1021--2--212--2--1201--2--010--1--020--0--11--0--2--0--00--0--2--0--1</text:p>
      <text:p text:style-name="P1">012201210120210212010201120012</text:p>
      <text:p text:style-name="P1">0--0--1--0--22--1--2012--2--121--1--101--2--0120--2--202--2--0210--3--2102--3--1021--2--212--2--1201--2--010--1--020--0--11--0--2--0--00--0--1--0--2</text:p>
      <text:p text:style-name="P1">012201210120210201120102120021</text:p>
      <text:p text:style-name="P1">0--0--1--0--22--1--2012--2--121--1--101--2--0120--2--202--2--0210--3--2102--2--020--0--11--1--1201--2--010--2--1021--2--212--0--00--0--2--0--1</text:p>
      <text:p text:style-name="P1">012201210120210201120102120012</text:p>
      <text:p text:style-name="P1">0--0--1--0--22--1--2012--2--121--1--101--2--0120--2--202--2--0210--3--2102--2--020--0--11--1--1201--2--010--2--1021--2--212--0--00--0--1--0--2</text:p>
      <text:p text:style-name="P1">012201210120210201021201120021</text:p>
      <text:p text:style-name="P1">0--0--1--0--22--1--2012--2--121--1--101--2--0120--2--202--2--0210--3--2102--2--020--1--010--2--1021--2--212--2--1201--1--11--0--2--0--00--0--2--0--1</text:p>
      <text:p text:style-name="P1">012201210120210201021201120012</text:p>
      <text:p text:style-name="P1">0--0--1--0--22--1--2012--2--121--1--101--2--0120--2--202--2--0210--3--2102--2--020--1--010--2--1021--2--212--2--1201--1--11--0--2--0--00--0--1--0--2</text:p>
      <text:p text:style-name="P1">012201210120102011202102120021</text:p>
      <text:p text:style-name="P1">0--0--1--0--22--1--2012--2--121--1--101--2--0120--3--1201--2--010--1--020--0--11--0--202--2--0210--3--2102--3--1021--2--212--0--00--0--2--0--1</text:p>
      <text:p text:style-name="P1">012201210120102011202102120012</text:p>
      <text:p text:style-name="P1">0--0--1--0--22--1--2012--2--121--1--101--2--0120--3--1201--2--010--1--020--0--11--0--202--2--0210--3--2102--3--1021--2--212--0--00--0--1--0--2</text:p>
      <text:p text:style-name="P1">012201210120102120210201120021</text:p>
      <text:p text:style-name="P1">0--0--1--0--22--1--2012--2--121--1--101--2--0120--3--1201--2--010--2--1021--2--212--1--202--2--0210--3--2102--2--020--0--11--0--2--0--00--0--2--0--1</text:p>
      <text:p text:style-name="P1">012201210120102120210201120012</text:p>
      <text:p text:style-name="P1">0--0--1--0--22--1--2012--2--121--1--101--2--0120--3--1201--2--010--2--1021--2--212--1--202--2--0210--3--2102--2--020--0--11--0--2--0--00--0--1--0--2</text:p>
      <text:p text:style-name="P1">012201210120102102011202120021</text:p>
      <text:p text:style-name="P1">0--0--1--0--22--1--2012--2--121--1--101--2--0120--3--1201--2--010--2--1021--3--0210--3--2102--2--020--0--11--0--202--1--212--0--00--0--2--0--1</text:p>
      <text:p text:style-name="P1">012201210120102102011202120012</text:p>
      <text:p text:style-name="P1">0--0--1--0--22--1--2012--2--121--1--101--2--0120--3--1201--2--010--2--1021--3--0210--3--2102--2--020--0--11--0--202--1--212--0--00--0--1--0--2</text:p>
      <text:p text:style-name="P1">012201210120112021020102120021</text:p>
      <text:p text:style-name="P1">0--0--1--0--22--1--2012--2--121--1--101--2--0120--3--1201--1--11--0--202--2--0210--3--2102--2--020--1--010--2--1021--2--212--0--00--0--2--0--1</text:p>
      <text:p text:style-name="P1">012201210120112021020102120012</text:p>
      <text:p text:style-name="P1">0--0--1--0--22--1--2012--2--121--1--101--2--0120--3--1201--1--11--0--202--2--0210--3--2102--2--020--1--010--2--1021--2--212--0--00--0--1--0--2</text:p>
      <text:p text:style-name="P1">012201210210120102011202120021</text:p>
      <text:p text:style-name="P1">0--0--1--0--22--1--2012--2--121--2--2102--3--1021--3--0210--2--101--2--0120--3--1201--2--010--1--020--0--11--0--202--1--212--0--00--0--2--0--1</text:p>
      <text:p text:style-name="P1">012201210210120102011202120012</text:p>
      <text:p text:style-name="P1">0--0--1--0--22--1--2012--2--121--2--2102--3--1021--3--0210--2--101--2--0120--3--1201--2--010--1--020--0--11--0--202--1--212--0--00--0--1--0--2</text:p>
      <text:p text:style-name="P1">012201210210120212010201120021</text:p>
      <text:p text:style-name="P1">0--0--1--0--22--1--2012--2--121--2--2102--3--1021--3--0210--2--101--2--<text:span text:style-name="T5">0120--2--202--1--212--2--1201--2--010</text:span>--1--020--0--11--0--2--0--00--0--2--0--1</text:p>
      <text:p text:style-name="P1">012201210210120212010201120012</text:p>
      <text:p text:style-name="P1"><text:soft-page-break/>0--0--1--0--22--1--2012--2--121--2--2102--3--1021--3--0210--2--101--2--<text:span text:style-name="T5">0120--2--202--1--212--2--1201--2--010</text:span>--1--020--0--11--0--2--0--00--0--1--0--2</text:p>
      <text:p text:style-name="P1">012201210212010201120210120021</text:p>
      <text:p text:style-name="P1">0--0--1--0--22--1--2012--2--121--2--2102--3--1021--2--212--2--1201--2--010--1--020--0--11--0--202--2--0210--2--101--2--0120--1--00--0--2--0--1</text:p>
      <text:p text:style-name="P1">012201210212010201120210120012</text:p>
      <text:p text:style-name="P1">0--0--1--0--22--1--2012--2--121--2--2102--3--1021--2--212--2--1201--2--010--1--020--0--11--0--202--2--0210--2--101--2--0120--1--00--0--1--0--2</text:p>
      <text:p text:style-name="P1">012201210212021012010201120021</text:p>
      <text:p text:style-name="P1">0--0--1--0--22--1--2012--2--121--2--2102--3--1021--2--212--1--202--2--0210--2--101--2--0120--3--1201--2--010--1--020--0--11--0--2--0--00--0--2--0--1</text:p>
      <text:p text:style-name="P1">012201210212021012010201120012</text:p>
      <text:p text:style-name="P1">0--0--1--0--22--1--2012--2--121--2--2102--3--1021--2--212--1--202--2--0210--2--101--2--0120--3--1201--2--010--1--020--0--11--0--2--0--00--0--1--0--2</text:p>
      <text:p text:style-name="P1">012201210201120102101202120021</text:p>
      <text:p text:style-name="P1">0--0--1--0--22--1--2012--2--121--2--2102--2--020--0--11--1--1201--2--010--2--1021--3--0210--2--101--2--0120--2--202--1--212--0--00--0--2--0--1</text:p>
      <text:p text:style-name="P1">012201210201120102101202120012</text:p>
      <text:p text:style-name="P1">0--0--1--0--22--1--2012--2--121--2--2102--2--020--0--11--1--1201--2--010--2--1021--3--0210--2--101--2--0120--2--202--1--212--0--00--0--1--0--2</text:p>
      <text:p text:style-name="P1">012201210201120102120210120021</text:p>
      <text:p text:style-name="P1">0--0--1--0--22--1--2012--2--121--2--2102--2--020--0--11--1--1201--2--010--2--1021--2--212--1--202--2--0210--2--101--2--0120--1--00--0--2--0--1</text:p>
      <text:p text:style-name="P1">012201210201120102120210120012</text:p>
      <text:p text:style-name="P1">0--0--1--0--22--1--2012--2--121--2--2102--2--020--0--11--1--1201--2--010--2--1021--2--212--1--202--2--0210--2--101--2--0120--1--00--0--1--0--2</text:p>
      <text:p text:style-name="P1">012201210201120210120102120021</text:p>
      <text:p text:style-name="P1">0--0--1--0--22--1--2012--2--121--2--2102--2--020--0--11--0--202--2--0210--2--101--2--0120--3--1201--2--010--2--1021--2--212--0--00--0--2--0--1</text:p>
      <text:p text:style-name="P1">012201210201120210120102120012</text:p>
      <text:p text:style-name="P1">0--0--1--0--22--1--2012--2--121--2--2102--2--020--0--11--0--202--2--0210--2--101--2--0120--3--1201--2--010--2--1021--2--212--0--00--0--1--0--2</text:p>
      <text:p text:style-name="P1">012201210201120212010210120021</text:p>
      <text:p text:style-name="P1">0--0--1--0--22--1--2012--2--121--2--2102--2--020--0--11--0--202--1--212--2--1201--2--010--2--1021--3--0210--2--101--2--0120--1--00--0--2--0--1</text:p>
      <text:p text:style-name="P1">012201210201120212010210120012</text:p>
      <text:p text:style-name="P1">0--0--1--0--22--1--2012--2--121--2--2102--2--020--0--11--0--202--1--212--2--1201--2--010--2--1021--3--0210--2--101--2--0120--1--00--0--1--0--2</text:p>
      <text:p text:style-name="P1">012201210201021012011202120021</text:p>
      <text:p text:style-name="P1">0--0--1--0--22--1--2012--2--121--2--2102--2--020--1--010--2--1021--3--0210--2--101--2--0120--3--1201--1--11--0--202--1--212--0--00--0--2--0--1</text:p>
      <text:p text:style-name="P1">012201210201021012011202120012</text:p>
      <text:p text:style-name="P1">0--0--1--0--22--1--2012--2--121--2--2102--2--020--1--010--2--1021--3--0210--2--101--2--0120--3--1201--1--11--0--202--1--212--0--00--0--1--0--2</text:p>
      <text:p text:style-name="P1">012201210201021012021201120021</text:p>
      <text:p text:style-name="P1">0--0--1--0--22--1--2012--2--121--2--2102--2--020--1--010--2--1021--3--0210--2--101--2--0120--2--202--1--212--2--1201--1--11--0--2--0--00--0--2--0--1</text:p>
      <text:p text:style-name="P1">012201210201021012021201120012</text:p>
      <text:p text:style-name="P1">0--0--1--0--22--1--2012--2--121--2--2102--2--020--1--010--2--1021--3--0210--2--101--2--0120--2--202--1--212--2--1201--1--11--0--2--0--00--0--1--0--2</text:p>
      <text:p text:style-name="P1">012201210201021201120210120021</text:p>
      <text:p text:style-name="P1"><text:soft-page-break/>0--0--1--0--22--1--2012--2--121--2--2102--2--020--1--010--2--1021--2--212--2--1201--1--11--0--202--2--0210--2--101--2--0120--1--00--0--2--0--1</text:p>
      <text:p text:style-name="P1">012201210201021201120210120012</text:p>
      <text:p text:style-name="P1">0--0--1--0--22--1--2012--2--121--2--2102--2--020--1--010--2--1021--2--212--2--1201--1--11--0--202--2--0210--2--101--2--0120--1--00--0--1--0--2</text:p>
      <text:p text:style-name="P1">012201210201021202101201120021</text:p>
      <text:p text:style-name="P1">0--0--1--0--22--1--2012--2--121--2--2102--2--020--1--010--2--1021--2--212--1--202--2--0210--2--101--2--0120--3--1201--1--11--0--2--0--00--0--2--0--1</text:p>
      <text:p text:style-name="P1">012201210201021202101201120012</text:p>
      <text:p text:style-name="P1">0--0--1--0--22--1--2012--2--121--2--2102--2--020--1--010--2--1021--2--212--1--202--2--0210--2--101--2--0120--3--1201--1--11--0--2--0--00--0--1--0--2</text:p>
      <text:p text:style-name="P1">012201120120210121020102120021</text:p>
      <text:p text:style-name="P1">0--0--1--0--22--0--0--0--11--1--1201--3--2012--3--0120--2--202--2--0210--2--101--1--121--2--2102--2--020--1--010--2--1021--2--212--0--00--0--2--0--1</text:p>
      <text:p text:style-name="P1">012201120120210121020102120012</text:p>
      <text:p text:style-name="P1">0--0--1--0--22--0--0--0--11--1--1201--3--2012--3--0120--2--202--2--0210--2--101--1--121--2--2102--2--020--1--010--2--1021--2--212--0--00--0--1--0--2</text:p>
      <text:p text:style-name="P1">012201120121012021020102120021</text:p>
      <text:p text:style-name="P1">0--0--1--0--22--0--0--0--11--1--1201--3--2012--2--121--1--101--2--0120--2--202--2--0210--3--2102--2--020--1--010--2--1021--2--212--0--00--0--2--0--1</text:p>
      <text:p text:style-name="P1">012201120121012021020102120012</text:p>
      <text:p text:style-name="P1">0--0--1--0--22--0--0--0--11--1--1201--3--2012--2--121--1--101--2--0120--2--202--2--0210--3--2102--2--020--1--010--2--1021--2--212--0--00--0--1--0--2</text:p>
      <text:p text:style-name="P1">012201120121020102101202120021</text:p>
      <text:p text:style-name="P1">0--0--1--0--22--0--0--0--11--1--1201--3--2012--2--121--2--2102--2--020--1--010--2--1021--3--0210--2--101--2--0120--2--202--1--212--0--00--0--2--0--1</text:p>
      <text:p text:style-name="P1">012201120121020102101202120012</text:p>
      <text:p text:style-name="P1">0--0--1--0--22--0--0--0--11--1--1201--3--2012--2--121--2--2102--2--020--1--010--2--1021--3--0210--2--101--2--0120--2--202--1--212--0--00--0--1--0--2</text:p>
      <text:p text:style-name="P1">012201120121020102120210120021</text:p>
      <text:p text:style-name="P1">0--0--1--0--22--0--0--0--11--1--1201--3--2012--2--121--2--2102--2--020--1--010--2--1021--2--212--1--202--2--0210--2--101--2--0120--1--00--0--2--0--1</text:p>
      <text:p text:style-name="P1">012201120121020102120210120012</text:p>
      <text:p text:style-name="P1">0--0--1--0--22--0--0--0--11--1--1201--3--2012--2--121--2--2102--2--020--1--010--2--1021--2--212--1--202--2--0210--2--101--2--0120--1--00--0--1--0--2</text:p>
      <text:p text:style-name="P1">012201120102102012101202120021</text:p>
      <text:p text:style-name="P1">0--0--1--0--22--0--0--0--11--1--1201--2--010--2--1021--3--0210--3--2102--2--020--2--2012--2--121--1--101--2--0120--2--202--1--212--0--00--0--2--0--1</text:p>
      <text:p text:style-name="P1">012201120102102012101202120012</text:p>
      <text:p text:style-name="P1">0--0--1--0--22--0--0--0--11--1--1201--2--010--2--1021--3--0210--3--2102--2--020--2--2012--2--121--1--101--2--0120--2--202--1--212--0--00--0--1--0--2</text:p>
      <text:p text:style-name="P1">012201120102101210201202120021</text:p>
      <text:p text:style-name="P1">0--0--1--0--22--0--0--0--11--1--1201--2--010--2--<text:span text:style-name="T1">1021--3--0210--2--101--1--121--2--2102</text:span>--2--020--2--2012--3--0120--2--202--1--212--0--00--0--2--0--1</text:p>
      <text:p text:style-name="P1">012201120102101210201202120012</text:p>
      <text:p text:style-name="P1">0--0--1--0--22--0--0--0--11--1--1201--2--010--2--<text:span text:style-name="T1">1021--3--0210--2--101--1--121--2--2102</text:span>--2--020--2--2012--3--0120--2--202--1--212--0--00--0--1--0--2</text:p>
      <text:p text:style-name="P1">012201120102120210201210120021</text:p>
      <text:p text:style-name="P1">0--0--1--0--22--0--0--0--11--1--1201--2--010--2--1021--2--212--1--202--2--0210--3--2102--2--020--2--2012--2--121--1--101--2--0120--1--00--0--2--0--1</text:p>
      <text:p text:style-name="P1">012201120102120210201210120012</text:p>
      <text:p text:style-name="P1"><text:soft-page-break/>0--0--1--0--22--0--0--0--11--1--1201--2--010--2--1021--2--212--1--202--2--0210--3--2102--2--020--2--2012--2--121--1--101--2--0120--1--00--0--1--0--2</text:p>
      <text:p text:style-name="P1">012201120102120210121020120021</text:p>
      <text:p text:style-name="P1">0--0--1--0--22--0--0--0--11--1--1201--2--010--2--1021--2--212--1--202--2--0210--2--101--1--121--2--2102--2--020--2--2012--3--0120--1--00--0--2--0--1</text:p>
      <text:p text:style-name="P1">012201120102120210121020120012</text:p>
      <text:p text:style-name="P1">0--0--1--0--22--0--0--0--11--1--1201--2--010--2--1021--2--212--1--202--2--0210--2--101--1--121--2--2102--2--020--2--2012--3--0120--1--00--0--1--0--2</text:p>
      <text:p text:style-name="P1">012201120102012021012102120021</text:p>
      <text:p text:style-name="P1">0--0--1--0--22--0--0--0--11--1--1201--2--010--1--020--2--2012--3--0120--2--202--2--0210--2--101--1--121--2--2102--3--1021--2--212--0--00--0--2--0--1</text:p>
      <text:p text:style-name="P1">012201120102012021012102120012</text:p>
      <text:p text:style-name="P1">0--0--1--0--22--0--0--0--11--1--1201--2--010--1--020--2--2012--3--0120--2--202--2--0210--2--101--1--121--2--2102--3--1021--2--212--0--00--0--1--0--2</text:p>
      <text:p text:style-name="P1">012201120102012101202102120021</text:p>
      <text:p text:style-name="P1">0--0--1--0--22--0--0--0--11--1--1201--2--010--1--020--2--2012--2--121--1--101--2--0120--2--202--2--0210--3--2102--3--1021--2--212--0--00--0--2--0--1</text:p>
      <text:p text:style-name="P1">012201120102012101202102120012</text:p>
      <text:p text:style-name="P1">0--0--1--0--22--0--0--0--11--1--1201--2--010--1--020--2--2012--2--121--1--101--2--0120--2--202--2--0210--3--2102--3--1021--2--212--0--00--0--1--0--2</text:p>
      <text:p text:style-name="P1">012201120102012102101202120021</text:p>
      <text:p text:style-name="P1">0--0--1--0--22--0--0--0--11--1--1201--2--010--1--<text:span text:style-name="T2">020--2--2012--2--121--2--2102--3--1021</text:span>--3--0210--2--101--2--0120--2--202--1--212--0--00--0--2--0--1</text:p>
      <text:p text:style-name="P1">012201120102012102101202120012</text:p>
      <text:p text:style-name="P1">0--0--1--0--22--0--0--0--11--1--1201--2--010--1--<text:span text:style-name="T2">020--2--2012--2--121--2--2102--3--1021</text:span>--3--0210--2--101--2--0120--2--202--1--212--0--00--0--1--0--2</text:p>
      <text:p text:style-name="P1">012201120102012102120210120021</text:p>
      <text:p text:style-name="P1">0--0--1--0--22--0--0--0--11--1--1201--2--010--1--<text:span text:style-name="T2">020--2--2012--2--121--2--2102--3--1021</text:span>--2--212--1--202--2--0210--2--101--2--0120--1--00--0--2--0--1</text:p>
      <text:p text:style-name="P1">012201120102012102120210120012</text:p>
      <text:p text:style-name="P1">0--0--1--0--22--0--0--0--11--1--1201--2--010--1--<text:span text:style-name="T2">020--2--2012--2--121--2--2102--3--1021</text:span>--2--212--1--202--2--0210--2--101--2--0120--1--00--0--1--0--2</text:p>
      <text:p text:style-name="P1">012201120210201021201210120021</text:p>
      <text:p text:style-name="P1">0--0--1--0--22--0--0--0--11--0--202--2--0210--3--2102--2--020--1--010--2--1021--2--212--2--1201--3--2012--2--121--1--101--2--0120--1--00--0--2--0--1</text:p>
      <text:p text:style-name="P1">012201120210201021201210120012</text:p>
      <text:p text:style-name="P1">0--0--1--0--22--0--0--0--11--0--202--2--0210--3--2102--2--020--1--010--2--1021--2--212--2--1201--3--2012--2--121--1--101--2--0120--1--00--0--1--0--2</text:p>
      <text:p text:style-name="P1">012201120210201210120102120021</text:p>
      <text:p text:style-name="P1">0--0--1--0--22--0--0--0--11--0--202--2--0210--3--2102--2--020--2--2012--2--121--1--101--2--0120--3--1201--2--010--2--1021--2--212--0--00--0--2--0--1</text:p>
      <text:p text:style-name="P1">012201120210201210120102120012</text:p>
      <text:p text:style-name="P1">0--0--1--0--22--0--0--0--11--0--202--2--0210--3--2102--2--020--2--2012--2--121--1--101--2--0120--3--1201--2--010--2--1021--2--212--0--00--0--1--0--2</text:p>
      <text:p text:style-name="P1">012201120210212010201210120021</text:p>
      <text:p text:style-name="P1">0--0--1--0--22--0--0--0--11--0--202--2--0210--3--2102--3--1021--2--212--2--1201--2--010--1--020--2--2012--2--121--1--101--2--0120--1--00--0--2--0--1</text:p>
      <text:p text:style-name="P1">012201120210212010201210120012</text:p>
      <text:p text:style-name="P1">0--0--1--0--22--0--0--0--11--0--202--2--0210--3--2102--3--1021--2--212--2--1201--2--010--1--020--2--2012--2--121--1--101--2--0120--1--00--0--1--0--2</text:p>
      <text:p text:style-name="P1">012201120210121020102120120021</text:p>
      <text:p text:style-name="P1"><text:soft-page-break/>0--0--1--0--22--0--0--0--11--0--202--2--0210--2--101--1--121--2--2102--2--020--1--010--2--1021--2--212--2--1201--3--2012--3--0120--1--00--0--2--0--1</text:p>
      <text:p text:style-name="P1">012201120210121020102120120012</text:p>
      <text:p text:style-name="P1">0--0--1--0--22--0--0--0--11--0--202--2--0210--2--101--1--121--2--2102--2--020--1--010--2--1021--2--212--2--1201--3--2012--3--0120--1--00--0--1--0--2</text:p>
      <text:p text:style-name="P1">012201120210121020120102120021</text:p>
      <text:p text:style-name="P1">0--0--1--0--22--0--0--0--11--0--202--2--0210--2--101--1--121--2--2102--2--020--2--2012--3--0120--3--1201--2--010--2--1021--2--212--0--00--0--2--0--1</text:p>
      <text:p text:style-name="P1">012201120210121020120102120012</text:p>
      <text:p text:style-name="P1">0--0--1--0--22--0--0--0--11--0--202--2--0210--2--101--1--121--2--2102--2--020--2--2012--3--0120--3--1201--2--010--2--1021--2--212--0--00--0--1--0--2</text:p>
      <text:p text:style-name="P1">012201120210121021201020120021</text:p>
      <text:p text:style-name="P1">0--0--1--0--22--0--0--0--11--0--202--2--0210--2--101--1--121--2--2102--3--1021--2--212--2--1201--2--010--1--020--2--2012--3--0120--1--00--0--2--0--1</text:p>
      <text:p text:style-name="P1">012201120210121021201020120012</text:p>
      <text:p text:style-name="P1">0--0--1--0--22--0--0--0--11--0--202--2--0210--2--101--1--121--2--2102--3--1021--2--212--2--1201--2--010--1--020--2--2012--3--0120--1--00--0--1--0--2</text:p>
      <text:p text:style-name="P1">012201120210120121020102120021</text:p>
      <text:p text:style-name="P1">0--0--1--0--22--0--0--0--11--0--202--2--0210--2--101--2--0120--3--1201--3--2012--2--121--2--2102--2--020--1--010--2--1021--2--212--0--00--0--2--0--1</text:p>
      <text:p text:style-name="P1">012201120210120121020102120012</text:p>
      <text:p text:style-name="P1">0--0--1--0--22--0--0--0--11--0--202--2--0210--2--101--2--0120--3--1201--3--2012--2--121--2--2102--2--020--1--010--2--1021--2--212--0--00--0--1--0--2</text:p>
      <text:p text:style-name="P1">012201120210120102012102120021</text:p>
      <text:p text:style-name="P1">0--0--1--0--22--0--0--0--11--0--202--2--0210--2--101--2--0120--3--1201--2--010--1--<text:span text:style-name="T2">020--2--2012--2--121--2--2102--3--1021</text:span>--2--212--0--00--0--2--0--1</text:p>
      <text:p text:style-name="P1">012201120210120102012102120012</text:p>
      <text:p text:style-name="P1">0--0--1--0--22--0--0--0--11--0--202--2--0210--2--101--2--0120--3--1201--2--010--1--<text:span text:style-name="T2">020--2--2012--2--121--2--2102--3--1021</text:span>--2--212--0--00--0--1--0--2</text:p>
      <text:p text:style-name="P1">012201120212012102010210120021</text:p>
      <text:p text:style-name="P1">0--0--1--0--22--0--0--0--11--0--202--1--212--2--1201--3--2012--2--121--2--2102--2--020--1--010--2--1021--3--0210--2--101--2--0120--1--00--0--2--0--1</text:p>
      <text:p text:style-name="P1">012201120212012102010210120012</text:p>
      <text:p text:style-name="P1">0--0--1--0--22--0--0--0--11--0--202--1--212--2--1201--3--2012--2--121--2--2102--2--020--1--010--2--1021--3--0210--2--101--2--0120--1--00--0--1--0--2</text:p>
      <text:p text:style-name="P1">012201120212010210201210120021</text:p>
      <text:p text:style-name="P1">0--0--1--0--22--0--0--0--11--0--202--1--212--2--1201--2--010--2--1021--3--0210--3--2102--2--020--2--2012--2--121--1--101--2--0120--1--00--0--2--0--1</text:p>
      <text:p text:style-name="P1">012201120212010210201210120012</text:p>
      <text:p text:style-name="P1">0--0--1--0--22--0--0--0--11--0--202--1--212--2--1201--2--010--2--1021--3--0210--3--2102--2--020--2--2012--2--121--1--101--2--0120--1--00--0--1--0--2</text:p>
      <text:p text:style-name="P1">012201120212010210121020120021</text:p>
      <text:p text:style-name="P1">0--0--1--0--22--0--0--0--11--0--202--1--212--2--1201--2--010--2--<text:span text:style-name="T1">1021--3--0210--2--101--1--121--2--2102</text:span>--2--020--2--2012--3--0120--1--00--0--2--0--1</text:p>
      <text:p text:style-name="P1">012201120212010210121020120012</text:p>
      <text:p text:style-name="P1">0--0--1--0--22--0--0--0--11--0--202--1--212--2--1201--2--010--2--<text:span text:style-name="T1">1021--3--0210--2--101--1--121--2--2102</text:span>--2--020--2--2012--3--0120--1--00--0--1--0--2</text:p>
      <text:p text:style-name="P1">012201120212010201210210120021</text:p>
      <text:p text:style-name="P1">0--0--1--0--22--0--0--0--11--0--202--1--212--2--1201--2--010--1--<text:span text:style-name="T2">020--2--2012--2--121--2--2102--3--1021</text:span>--3--0210--2--101--2--0120--1--00--0--2--0--1</text:p>
      <text:p text:style-name="P1">012201120212010201210210120012</text:p>
      <text:p text:style-name="P1"><text:soft-page-break/>0--0--1--0--22--0--0--0--11--0--202--1--212--2--1201--2--010--1--<text:span text:style-name="T2">020--2--2012--2--121--2--2102--3--1021</text:span>--3--0210--2--101--2--0120--1--00--0--1--0--2</text:p>
      <text:p text:style-name="P1">012201021020112021201210120021</text:p>
      <text:p text:style-name="P1">0--0--1--0--22--0--010--2--1021--3--0210--3--2102--2--020--0--11--0--202--1--212--2--1201--3--2012--2--121--1--101--2--0120--1--00--0--2--0--1</text:p>
      <text:p text:style-name="P1">012201021020112021201210120012</text:p>
      <text:p text:style-name="P1">0--0--1--0--22--0--010--2--1021--3--0210--3--2102--2--020--0--11--0--202--1--212--2--1201--3--2012--2--121--1--101--2--0120--1--00--0--1--0--2</text:p>
      <text:p text:style-name="P1">012201021020112012101202120021</text:p>
      <text:p text:style-name="P1">0--0--1--0--22--0--010--2--1021--3--0210--3--2102--2--020--0--11--1--1201--3--2012--2--121--1--101--2--0120--2--202--1--212--0--00--0--2--0--1</text:p>
      <text:p text:style-name="P1">012201021020112012101202120012</text:p>
      <text:p text:style-name="P1">0--0--1--0--22--0--010--2--1021--3--0210--3--2102--2--020--0--11--1--1201--3--2012--2--121--1--101--2--0120--2--202--1--212--0--00--0--1--0--2</text:p>
      <text:p text:style-name="P1">012201021020121012011202120021</text:p>
      <text:p text:style-name="P1">0--0--1--0--22--0--010--2--1021--3--0210--3--2102--2--020--2--2012--2--121--1--101--2--0120--3--1201--1--11--0--202--1--212--0--00--0--2--0--1</text:p>
      <text:p text:style-name="P1">012201021020121012011202120012</text:p>
      <text:p text:style-name="P1">0--0--1--0--22--0--010--2--1021--3--0210--3--2102--2--020--2--2012--2--121--1--101--2--0120--3--1201--1--11--0--202--1--212--0--00--0--1--0--2</text:p>
      <text:p text:style-name="P1">012201021020121012021201120021</text:p>
      <text:p text:style-name="P1">0--0--1--0--22--0--010--2--1021--3--0210--3--2102--2--020--2--2012--2--121--1--101--2--0120--2--202--1--212--2--1201--1--11--0--2--0--00--0--2--0--1</text:p>
      <text:p text:style-name="P1">012201021020121012021201120012</text:p>
      <text:p text:style-name="P1">0--0--1--0--22--0--010--2--1021--3--0210--3--2102--2--020--2--2012--2--121--1--101--2--0120--2--202--1--212--2--1201--1--11--0--2--0--00--0--1--0--2</text:p>
      <text:p text:style-name="P1">012201021012102011202120120021</text:p>
      <text:p text:style-name="P1">0--0--1--0--22--0--010--2--<text:span text:style-name="T1">1021--3--0210--2--101--1--121--2--2102</text:span>--2--020--0--11--0--202--1--212--2--1201--3--2012--3--0120--1--00--0--2--0--1</text:p>
      <text:p text:style-name="P1">012201021012102011202120120012</text:p>
      <text:p text:style-name="P1">0--0--1--0--22--0--010--2--<text:span text:style-name="T1">1021--3--0210--2--101--1--121--2--2102</text:span>--2--020--0--11--0--202--1--212--2--1201--3--2012--3--0120--1--00--0--1--0--2</text:p>
      <text:p text:style-name="P1">012201021012102011201202120021</text:p>
      <text:p text:style-name="P1">0--0--1--0--22--0--010--2--<text:span text:style-name="T1">1021--3--0210--2--101--1--121--2--2102</text:span>--2--020--0--11--1--1201--3--2012--3--0120--2--202--1--212--0--00--0--2--0--1</text:p>
      <text:p text:style-name="P1">012201021012102011201202120012</text:p>
      <text:p text:style-name="P1">0--0--1--0--22--0--010--2--<text:span text:style-name="T1">1021--3--0210--2--101--1--121--2--2102</text:span>--2--020--0--11--1--1201--3--2012--3--0120--2--202--1--212--0--00--0--1--0--2</text:p>
      <text:p text:style-name="P1">012201021012102012011202120021</text:p>
      <text:p text:style-name="P1">0--0--1--0--22--0--010--2--<text:span text:style-name="T1">1021--3--0210--2--101--1--121--2--2102</text:span>--2--020--2--2012--3--0120--3--1201--1--11--0--202--1--212--0--00--0--2--0--1</text:p>
      <text:p text:style-name="P1">012201021012102012011202120012</text:p>
      <text:p text:style-name="P1">0--0--1--0--22--0--010--2--<text:span text:style-name="T1">1021--3--0210--2--101--1--121--2--2102</text:span>--2--020--2--2012--3--0120--3--1201--1--11--0--202--1--212--0--00--0--1--0--2</text:p>
      <text:p text:style-name="P1">012201021012102012021201120021</text:p>
      <text:p text:style-name="P1">0--0--1--0--22--0--010--2--<text:span text:style-name="T1">1021--3--0210--2--101--1--121--2--2102</text:span>--2--020--2--2012--3--0120--2--202--1--212--2--1201--1--11--0--2--0--00--0--2--0--1</text:p>
      <text:p text:style-name="P1">012201021012102012021201120012</text:p>
      <text:p text:style-name="P1">0--0--1--0--22--0--010--2--<text:span text:style-name="T1">1021--3--0210--2--101--1--121--2--2102</text:span>--2--020--2--2012--3--0120--2--202--1--212--2--1201--1--11--0--2--0--00--0--1--0--2</text:p>
      <text:p text:style-name="P1">012201021012012102011202120021</text:p>
      <text:p text:style-name="P1"><text:soft-page-break/>0--0--1--0--22--0--010--2--1021--3--0210--2--101--2--0120--3--1201--3--2012--2--121--2--2102--2--020--0--11--0--202--1--212--0--00--0--2--0--1</text:p>
      <text:p text:style-name="P1">012201021012012102011202120012</text:p>
      <text:p text:style-name="P1">0--0--1--0--22--0--010--2--1021--3--0210--2--101--2--0120--3--1201--3--2012--2--121--2--2102--2--020--0--11--0--202--1--212--0--00--0--1--0--2</text:p>
      <text:p text:style-name="P1">012201021012021201210201120021</text:p>
      <text:p text:style-name="P1">0--0--1--0--22--0--010--2--1021--3--0210--2--101--2--0120--2--202--1--212--2--1201--3--2012--2--121--2--2102--2--020--0--11--0--2--0--00--0--2--0--1</text:p>
      <text:p text:style-name="P1">012201021012021201210201120012</text:p>
      <text:p text:style-name="P1">0--0--1--0--22--0--010--2--1021--3--0210--2--101--2--0120--2--202--1--212--2--1201--3--2012--2--121--2--2102--2--020--0--11--0--2--0--00--0--1--0--2</text:p>
      <text:p text:style-name="P1">012201021201202101210201120021</text:p>
      <text:p text:style-name="P1">0--0--1--0--22--0--010--2--1021--2--212--2--1201--3--2012--3--0120--2--202--2--0210--2--101--1--121--2--2102--2--020--0--11--0--2--0--00--0--2--0--1</text:p>
      <text:p text:style-name="P1">012201021201202101210201120012</text:p>
      <text:p text:style-name="P1">0--0--1--0--22--0--010--2--1021--2--212--2--1201--3--2012--3--0120--2--202--2--0210--2--101--1--121--2--2102--2--020--0--11--0--2--0--00--0--1--0--2</text:p>
      <text:p text:style-name="P1">012201021201210120210201120021</text:p>
      <text:p text:style-name="P1">0--0--1--0--22--0--010--2--1021--2--212--2--1201--3--2012--2--121--1--101--2--0120--2--202--2--0210--3--2102--2--020--0--11--0--2--0--00--0--2--0--1</text:p>
      <text:p text:style-name="P1">012201021201210120210201120012</text:p>
      <text:p text:style-name="P1">0--0--1--0--22--0--010--2--1021--2--212--2--1201--3--2012--2--121--1--101--2--0120--2--202--2--0210--3--2102--2--020--0--11--0--2--0--00--0--1--0--2</text:p>
      <text:p text:style-name="P1">012201021201210201120210120021</text:p>
      <text:p text:style-name="P1">0--0--1--0--22--0--010--2--1021--2--212--2--1201--3--2012--2--121--2--2102--2--020--0--11--0--202--2--0210--2--101--2--0120--1--00--0--2--0--1</text:p>
      <text:p text:style-name="P1">012201021201210201120210120012</text:p>
      <text:p text:style-name="P1">0--0--1--0--22--0--010--2--1021--2--212--2--1201--3--2012--2--121--2--2102--2--020--0--11--0--202--2--0210--2--101--2--0120--1--00--0--1--0--2</text:p>
      <text:p text:style-name="P1">012201021201120210201210120021</text:p>
      <text:p text:style-name="P1">0--0--1--0--22--0--010--2--1021--2--212--2--1201--1--11--0--202--2--0210--3--2102--2--020--2--2012--2--121--1--101--2--0120--1--00--0--2--0--1</text:p>
      <text:p text:style-name="P1">012201021201120210201210120012</text:p>
      <text:p text:style-name="P1">0--0--1--0--22--0--010--2--1021--2--212--2--1201--1--11--0--202--2--0210--3--2102--2--020--2--2012--2--121--1--101--2--0120--1--00--0--1--0--2</text:p>
      <text:p text:style-name="P1">012201021201120210121020120021</text:p>
      <text:p text:style-name="P1">0--0--1--0--22--0--010--2--1021--2--212--2--1201--1--11--0--202--2--0210--2--101--1--121--2--2102--2--020--2--2012--3--0120--1--00--0--2--0--1</text:p>
      <text:p text:style-name="P1">012201021201120210121020120012</text:p>
      <text:p text:style-name="P1">0--0--1--0--22--0--010--2--1021--2--212--2--1201--1--11--0--202--2--0210--2--101--1--121--2--2102--2--020--2--2012--3--0120--1--00--0--1--0--2</text:p>
      <text:p text:style-name="P1">012201021202102011201210120021</text:p>
      <text:p text:style-name="P1">0--0--1--0--22--0--010--2--1021--2--212--1--202--2--0210--3--2102--2--020--0--11--1--1201--3--2012--2--121--1--101--2--0120--1--00--0--2--0--1</text:p>
      <text:p text:style-name="P1">012201021202102011201210120012</text:p>
      <text:p text:style-name="P1">0--0--1--0--22--0--010--2--1021--2--212--1--202--2--0210--3--2102--2--020--0--11--1--1201--3--2012--2--121--1--101--2--0120--1--00--0--1--0--2</text:p>
      <text:p text:style-name="P1">012201021202102012101201120021</text:p>
      <text:p text:style-name="P1">0--0--1--0--22--0--010--2--1021--2--212--1--202--2--0210--3--2102--2--020--2--2012--2--121--1--101--2--0120--3--1201--1--11--0--2--0--00--0--2--0--1</text:p>
      <text:p text:style-name="P1">012201021202102012101201120012</text:p>
      <text:p text:style-name="P1"><text:soft-page-break/>0--0--1--0--22--0--010--2--1021--2--212--1--202--2--0210--3--2102--2--020--2--2012--2--121--1--101--2--0120--3--1201--1--11--0--2--0--00--0--1--0--2</text:p>
      <text:p text:style-name="P1">012201021202101210201120120021</text:p>
      <text:p text:style-name="P1">0--0--1--0--22--0--010--2--1021--2--212--1--202--2--0210--2--101--1--121--2--2102--2--020--0--11--1--1201--3--2012--3--0120--1--00--0--2--0--1</text:p>
      <text:p text:style-name="P1">012201021202101210201120120012</text:p>
      <text:p text:style-name="P1">0--0--1--0--22--0--010--2--1021--2--212--1--202--2--0210--2--101--1--121--2--2102--2--020--0--11--1--1201--3--2012--3--0120--1--00--0--1--0--2</text:p>
      <text:p text:style-name="P1">012201021202101210201201120021</text:p>
      <text:p text:style-name="P1">0--0--1--0--22--0--010--2--1021--2--212--1--202--2--0210--2--101--1--121--2--2102--2--020--2--2012--3--0120--3--1201--1--11--0--2--0--00--0--2--0--1</text:p>
      <text:p text:style-name="P1">012201021202101210201201120012</text:p>
      <text:p text:style-name="P1">0--0--1--0--22--0--010--2--1021--2--212--1--202--2--0210--2--101--1--121--2--2102--2--020--2--2012--3--0120--3--1201--1--11--0--2--0--00--0--1--0--2</text:p>
      <text:p text:style-name="P1">012201021202101201210201120021</text:p>
      <text:p text:style-name="P1">0--0--1--0--22--0--010--2--1021--2--212--1--202--2--0210--2--101--2--0120--3--1201--3--2012--2--121--2--2102--2--020--0--11--0--2--0--00--0--2--0--1</text:p>
      <text:p text:style-name="P1">012201021202101201210201120012</text:p>
      <text:p text:style-name="P1">0--0--1--0--22--0--010--2--1021--2--212--1--202--2--0210--2--101--2--0120--3--1201--3--2012--2--121--2--2102--2--020--0--11--0--2--0--00--0--1--0--2</text:p>
      <text:p text:style-name="P1">012201020120210121021201120021</text:p>
      <text:p text:style-name="P1">0--0--1--0--22--0--010--1--020--2--2012--3--0120--2--202--2--0210--2--101--1--121--2--2102--3--1021--2--212--2--1201--1--11--0--2--0--00--0--2--0--1</text:p>
      <text:p text:style-name="P1">012201020120210121021201120012</text:p>
      <text:p text:style-name="P1">0--0--1--0--22--0--010--1--020--2--2012--3--0120--2--202--2--0210--2--101--1--121--2--2102--3--1021--2--212--2--1201--1--11--0--2--0--00--0--1--0--2</text:p>
      <text:p text:style-name="P1">012201020120112021012102120021</text:p>
      <text:p text:style-name="P1">0--0--1--0--22--0--010--1--020--2--2012--3--0120--3--1201--1--11--0--202--2--0210--2--101--1--121--2--2102--3--1021--2--212--0--00--0--2--0--1</text:p>
      <text:p text:style-name="P1">012201020120112021012102120012</text:p>
      <text:p text:style-name="P1">0--0--1--0--22--0--010--1--020--2--2012--3--0120--3--1201--1--11--0--202--2--0210--2--101--1--121--2--2102--3--1021--2--212--0--00--0--1--0--2</text:p>
      <text:p text:style-name="P1">012201020121012021021201120021</text:p>
      <text:p text:style-name="P1">0--0--1--0--22--0--010--1--020--2--2012--2--121--1--101--2--0120--2--202--2--0210--3--2102--3--1021--2--212--2--1201--1--11--0--2--0--00--0--2--0--1</text:p>
      <text:p text:style-name="P1">012201020121012021021201120012</text:p>
      <text:p text:style-name="P1">0--0--1--0--22--0--010--1--020--2--2012--2--121--1--101--2--0120--2--202--2--0210--3--2102--3--1021--2--212--2--1201--1--11--0--2--0--00--0--1--0--2</text:p>
      <text:p text:style-name="P1">012201020121012011202102120021</text:p>
      <text:p text:style-name="P1">0--0--1--0--22--0--010--1--020--2--2012--2--121--1--101--2--0120--3--1201--1--11--0--202--2--0210--3--2102--3--1021--2--212--0--00--0--2--0--1</text:p>
      <text:p text:style-name="P1">012201020121012011202102120012</text:p>
      <text:p text:style-name="P1">0--0--1--0--22--0--010--1--020--2--2012--2--121--1--101--2--0120--3--1201--1--11--0--202--2--0210--3--2102--3--1021--2--212--0--00--0--1--0--2</text:p>
      <text:p text:style-name="P1">012201020121021012011202120021</text:p>
      <text:p text:style-name="P1">0--0--1--0--22--0--010--1--<text:span text:style-name="T2">020--2--2012--2--121--2--2102--3--1021</text:span>--3--0210--2--101--2--0120--3--1201--1--11--0--202--1--212--0--00--0--2--0--1</text:p>
      <text:p text:style-name="P1">012201020121021012011202120012</text:p>
      <text:p text:style-name="P1">0--0--1--0--22--0--010--1--<text:span text:style-name="T2">020--2--2012--2--121--2--2102--3--1021</text:span>--3--0210--2--101--2--0120--3--1201--1--11--0--202--1--212--0--00--0--1--0--2</text:p>
      <text:p text:style-name="P1">012201020121021012021201120021</text:p>
      <text:p text:style-name="P1"><text:soft-page-break/>0--0--1--0--22--0--010--1--<text:span text:style-name="T2">020--2--2012--2--121--2--2102--3--1021</text:span>--3--0210--2--101--2--0120--2--202--1--212--2--1201--1--11--0--2--0--00--0--2--0--1</text:p>
      <text:p text:style-name="P1">012201020121021012021201120012</text:p>
      <text:p text:style-name="P1">0--0--1--0--22--0--010--1--<text:span text:style-name="T2">020--2--2012--2--121--2--2102--3--1021</text:span>--3--0210--2--101--2--0120--2--202--1--212--2--1201--1--11--0--2--0--00--0--1--0--2</text:p>
      <text:p text:style-name="P1">012201020121021201120210120021</text:p>
      <text:p text:style-name="P1">0--0--1--0--22--0--010--1--<text:span text:style-name="T2">020--2--2012--2--121--2--2102--3--1021</text:span>--2--212--2--1201--1--11--0--202--2--0210--2--101--2--0120--1--00--0--2--0--1</text:p>
      <text:p text:style-name="P1">012201020121021201120210120012</text:p>
      <text:p text:style-name="P1">0--0--1--0--22--0--010--1--<text:span text:style-name="T2">020--2--2012--2--121--2--2102--3--1021</text:span>--2--212--2--1201--1--11--0--202--2--0210--2--101--2--0120--1--00--0--1--0--2</text:p>
      <text:p text:style-name="P1">012201020121021202101201120021</text:p>
      <text:p text:style-name="P1">0--0--1--0--22--0--010--1--<text:span text:style-name="T2">020--2--2012--2--121--2--2102--3--1021</text:span>--2--212--1--202--2--0210--2--101--2--0120--3--1201--1--11--0--2--0--00--0--2--0--1</text:p>
      <text:p text:style-name="P1">012201020121021202101201120012</text:p>
      <text:p text:style-name="P1">0--0--1--0--22--0--010--1--<text:span text:style-name="T2">020--2--2012--2--121--2--2102--3--1021</text:span>--2--212--1--202--2--0210--2--101--2--0120--3--1201--1--11--0--2--0--00--0--1--0--2</text:p>
      <text:p text:style-name="P1">012201020112012021012102120021</text:p>
      <text:p text:style-name="P1">0--0--1--0--22--0--010--1--020--0--11--1--1201--3--2012--3--0120--2--202--2--0210--2--101--1--121--2--2102--3--1021--2--212--0--00--0--2--0--1</text:p>
      <text:p text:style-name="P1">012201020112012021012102120012</text:p>
      <text:p text:style-name="P1">0--0--1--0--22--0--010--1--020--0--11--1--1201--3--2012--3--0120--2--202--2--0210--2--101--1--121--2--2102--3--1021--2--212--0--00--0--1--0--2</text:p>
      <text:p text:style-name="P1">012201020112012101202102120021</text:p>
      <text:p text:style-name="P1">0--0--1--0--22--0--010--1--020--0--11--1--1201--3--2012--2--121--1--101--2--0120--2--202--2--0210--3--2102--3--1021--2--212--0--00--0--2--0--1</text:p>
      <text:p text:style-name="P1">012201020112012101202102120012</text:p>
      <text:p text:style-name="P1">0--0--1--0--22--0--010--1--020--0--11--1--1201--3--2012--2--121--1--101--2--0120--2--202--2--0210--3--2102--3--1021--2--212--0--00--0--1--0--2</text:p>
      <text:p text:style-name="P1">012201020112012102101202120021</text:p>
      <text:p text:style-name="P1">0--0--1--0--22--0--010--1--020--0--11--1--1201--3--2012--2--121--2--2102--3--1021--3--0210--2--101--2--0120--2--202--1--212--0--00--0--2--0--1</text:p>
      <text:p text:style-name="P1">012201020112012102101202120012</text:p>
      <text:p text:style-name="P1">0--0--1--0--22--0--010--1--020--0--11--1--1201--3--2012--2--121--2--2102--3--1021--3--0210--2--101--2--0120--2--202--1--212--0--00--0--1--0--2</text:p>
      <text:p text:style-name="P1">012201020112012102120210120021</text:p>
      <text:p text:style-name="P1">0--0--1--0--22--0--010--1--020--0--11--1--1201--3--2012--2--121--2--2102--3--1021--2--212--1--202--2--0210--2--101--2--0120--1--00--0--2--0--1</text:p>
      <text:p text:style-name="P1">012201020112012102120210120012</text:p>
      <text:p text:style-name="P1">0--0--1--0--22--0--010--1--020--0--11--1--1201--3--2012--2--121--2--2102--3--1021--2--212--1--202--2--0210--2--101--2--0120--1--00--0--1--0--2</text:p>
      <text:p text:style-name="P1">012201020112021021201210120021</text:p>
      <text:p text:style-name="P1">0--0--1--0--22--0--010--1--020--0--11--0--202--2--0210--3--2102--3--1021--2--212--2--1201--3--2012--2--121--1--101--2--0120--1--00--0--2--0--1</text:p>
      <text:p text:style-name="P1">012201020112021021201210120012</text:p>
      <text:p text:style-name="P1">0--0--1--0--22--0--010--1--020--0--11--0--202--2--0210--3--2102--3--1021--2--212--2--1201--3--2012--2--121--1--101--2--0120--1--00--0--1--0--2</text:p>
      <text:p text:style-name="P1">012201020112021012102120120021</text:p>
      <text:p text:style-name="P1">0--0--1--0--22--0--010--1--020--0--11--0--202--2--0210--2--101--1--121--2--2102--3--1021--2--212--2--1201--3--2012--3--0120--1--00--0--2--0--1</text:p>
      <text:p text:style-name="P1">012201020112021012102120120012</text:p>
      <text:p text:style-name="P1"><text:soft-page-break/>0--0--1--0--22--0--010--1--020--0--11--0--202--2--0210--2--101--1--121--2--2102--3--1021--2--212--2--1201--3--2012--3--0120--1--00--0--1--0--2</text:p>
      <text:p text:style-name="P1">012201020112021012012102120021</text:p>
      <text:p text:style-name="P1">0--0--1--0--22--0--010--1--020--0--11--0--202--2--0210--2--101--2--0120--3--1201--3--2012--2--121--2--2102--3--1021--2--212--0--00--0--2--0--1</text:p>
      <text:p text:style-name="P1">012201020112021012012102120012</text:p>
      <text:p text:style-name="P1">0--0--1--0--22--0--010--1--020--0--11--0--202--2--0210--2--101--2--0120--3--1201--3--2012--2--121--2--2102--3--1021--2--212--0--00--0--1--0--2</text:p>
      <text:p text:style-name="P1">012201020112021201210210120021</text:p>
      <text:p text:style-name="P1">0--0--1--0--22--0--010--1--020--0--11--0--202--1--212--2--1201--3--2012--2--121--2--2102--3--1021--3--0210--2--101--2--0120--1--00--0--2--0--1</text:p>
      <text:p text:style-name="P1">012201020112021201210210120012</text:p>
      <text:p text:style-name="P1">0--0--1--0--22--0--010--1--020--0--11--0--202--1--212--2--1201--3--2012--2--121--2--2102--3--1021--3--0210--2--101--2--0120--1--00--0--1--0--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3:17:50.233856330</meta:creation-date>
    <dc:date>2021-07-23T09:00:39.924876216</dc:date>
    <meta:editing-duration>PT1H15M5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0" meta:paragraph-count="997" meta:word-count="18695" meta:character-count="85075" meta:non-whitespace-character-count="85075"/>
  </office:meta>
</office:document-meta>
</file>